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5.248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5.297cm"/>
    </style:style>
    <style:style style:name="co9" style:family="table-column">
      <style:table-column-properties fo:break-before="auto" style:column-width="5.075cm"/>
    </style:style>
    <style:style style:name="co10" style:family="table-column">
      <style:table-column-properties fo:break-before="auto" style:column-width="2.298cm"/>
    </style:style>
    <style:style style:name="co11" style:family="table-column">
      <style:table-column-properties fo:break-before="auto" style:column-width="2.36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1.658cm"/>
    </style:style>
    <style:style style:name="co14" style:family="table-column">
      <style:table-column-properties fo:break-before="auto" style:column-width="5.371cm"/>
    </style:style>
    <style:style style:name="co15" style:family="table-column">
      <style:table-column-properties fo:break-before="auto" style:column-width="4.727cm"/>
    </style:style>
    <style:style style:name="co16" style:family="table-column">
      <style:table-column-properties fo:break-before="auto" style:column-width="1.997cm"/>
    </style:style>
    <style:style style:name="co17" style:family="table-column">
      <style:table-column-properties fo:break-before="auto" style:column-width="1.954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4.69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459cm"/>
    </style:style>
    <style:style style:name="co22" style:family="table-column">
      <style:table-column-properties fo:break-before="auto" style:column-width="2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4_k10" table:style-name="ta1">
        <table:shapes>
          <draw:frame draw:z-index="0" draw:style-name="gr1" draw:text-style-name="P1" svg:width="16cm" svg:height="9.031cm" svg:x="0.253cm" svg:y="11.33cm">
            <draw:object draw:notify-on-update-of-ranges="all4_k10.A2:all4_k10.A2 all4_k10.A3:all4_k10.A22 all4_k10.B2:all4_k10.B2 all4_k10.B3:all4_k10.B22 all4_k10.H2:all4_k10.H2 all4_k10.H3:all4_k10.H22 all4_k10.N2:all4_k10.N2 all4_k10.N3:all4_k10.N22 all4_k10.T2:all4_k10.T2 all4_k10.T3:all4_k10.T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31cm" svg:x="17.266cm" svg:y="11.453cm">
            <draw:object draw:notify-on-update-of-ranges="all4_k10.A2:all4_k10.A2 all4_k10.A3:all4_k10.A22 all4_k10.C2:all4_k10.C2 all4_k10.C3:all4_k10.C22 all4_k10.I2:all4_k10.I2 all4_k10.I3:all4_k10.I22 all4_k10.O2:all4_k10.O2 all4_k10.O3:all4_k10.O22 all4_k10.U2:all4_k10.U2 all4_k10.U3:all4_k10.U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31cm" svg:x="34.574cm" svg:y="11.493cm">
            <draw:object draw:notify-on-update-of-ranges="all4_k10.A2:all4_k10.A2 all4_k10.A3:all4_k10.A22 all4_k10.D2:all4_k10.D2 all4_k10.D3:all4_k10.D22 all4_k10.J2:all4_k10.J2 all4_k10.J3:all4_k10.J22 all4_k10.P2:all4_k10.P2 all4_k10.P3:all4_k10.P22 all4_k10.V2:all4_k10.V2 all4_k10.V3:all4_k10.V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9.031cm" svg:x="53.516cm" svg:y="11.494cm">
            <draw:object draw:notify-on-update-of-ranges="all4_k10.A2:all4_k10.A2 all4_k10.A3:all4_k10.A22 all4_k10.E2:all4_k10.E2 all4_k10.E3:all4_k10.E22 all4_k10.K2:all4_k10.K2 all4_k10.K3:all4_k10.K22 all4_k10.Q2:all4_k10.Q2 all4_k10.Q3:all4_k10.Q22 all4_k10.W2:all4_k10.W2 all4_k10.W3:all4_k10.W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3"/>
        <table:table-column table:style-name="co8" table:default-cell-style-name="ce6"/>
        <table:table-column table:style-name="co9" table:default-cell-style-name="ce10"/>
        <table:table-column table:style-name="co10" table:default-cell-style-name="ce12"/>
        <table:table-column table:style-name="co11" table:default-cell-style-name="ce12"/>
        <table:table-column table:style-name="co12" table:default-cell-style-name="Default"/>
        <table:table-column table:style-name="co13" table:default-cell-style-name="ce3"/>
        <table:table-column table:style-name="co14" table:default-cell-style-name="ce6"/>
        <table:table-column table:style-name="co15" table:default-cell-style-name="ce10"/>
        <table:table-column table:style-name="co10" table:default-cell-style-name="ce12"/>
        <table:table-column table:style-name="co16" table:default-cell-style-name="ce12"/>
        <table:table-column table:style-name="co17" table:default-cell-style-name="Default"/>
        <table:table-column table:style-name="co17" table:default-cell-style-name="ce3"/>
        <table:table-column table:style-name="co18" table:default-cell-style-name="ce6"/>
        <table:table-column table:style-name="co19" table:default-cell-style-name="ce10"/>
        <table:table-column table:style-name="co20" table:number-columns-repeated="2" table:default-cell-style-name="ce12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insort</text:p>
          </table:table-cell>
          <table:table-cell table:style-name="ce8" office:value-type="string" calcext:value-type="string">
            <text:p>Średnia - porównania_insort</text:p>
          </table:table-cell>
          <table:table-cell table:style-name="Default" office:value-type="string" calcext:value-type="string">
            <text:p>(s/n)_insort</text:p>
          </table:table-cell>
          <table:table-cell table:style-name="Default" office:value-type="string" calcext:value-type="string">
            <text:p>(c/n)_insort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erge</text:p>
          </table:table-cell>
          <table:table-cell table:style-name="ce8" office:value-type="string" calcext:value-type="string">
            <text:p>Średnia - porównania_merge</text:p>
          </table:table-cell>
          <table:table-cell table:style-name="Default" office:value-type="string" calcext:value-type="string">
            <text:p>(s/n)_merge</text:p>
          </table:table-cell>
          <table:table-cell table:style-name="Default" office:value-type="string" calcext:value-type="string">
            <text:p>(c/n)_merge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quick</text:p>
          </table:table-cell>
          <table:table-cell table:style-name="ce8" office:value-type="string" calcext:value-type="string">
            <text:p>Średnia - porównania_quick</text:p>
          </table:table-cell>
          <table:table-cell table:style-name="Default" office:value-type="string" calcext:value-type="string">
            <text:p>(s/n)_quick</text:p>
          </table:table-cell>
          <table:table-cell table:style-name="Default" office:value-type="string" calcext:value-type="string">
            <text:p>(c/n)_quick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dpqs</text:p>
          </table:table-cell>
          <table:table-cell table:style-name="ce8" office:value-type="string" calcext:value-type="string">
            <text:p>Średnia - porównania_dpqs</text:p>
          </table:table-cell>
          <table:table-cell table:style-name="Default" office:value-type="string" calcext:value-type="string">
            <text:p>(s/n)_dpqs</text:p>
          </table:table-cell>
          <table:table-cell table:style-name="Default" office:value-type="string" calcext:value-type="string">
            <text:p>(c/n)_dpqs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668.5" calcext:value-type="float">
            <text:p>668,5</text:p>
          </table:table-cell>
          <table:table-cell table:style-name="ce9" office:value-type="float" office:value="668.9" calcext:value-type="float">
            <text:p>668,9</text:p>
          </table:table-cell>
          <table:table-cell table:formula="of:=[.B3]/[.A3]" office:value-type="float" office:value="13.37" calcext:value-type="float">
            <text:p>13,37</text:p>
          </table:table-cell>
          <table:table-cell table:formula="of:=[.C3]/[.A3]" office:value-type="float" office:value="13.378" calcext:value-type="float">
            <text:p>13,38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1.5" calcext:value-type="float">
            <text:p>171,5</text:p>
          </table:table-cell>
          <table:table-cell table:style-name="ce9" office:value-type="float" office:value="223.1" calcext:value-type="float">
            <text:p>223,1</text:p>
          </table:table-cell>
          <table:table-cell table:formula="of:=[.H3]/[.G3]" office:value-type="float" office:value="3.43" calcext:value-type="float">
            <text:p>3,43</text:p>
          </table:table-cell>
          <table:table-cell table:formula="of:=[.I3]/[.G3]" office:value-type="float" office:value="4.462" calcext:value-type="float">
            <text:p>4,46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62.3" calcext:value-type="float">
            <text:p>162,3</text:p>
          </table:table-cell>
          <table:table-cell table:style-name="ce9" office:value-type="float" office:value="265.8" calcext:value-type="float">
            <text:p>265,8</text:p>
          </table:table-cell>
          <table:table-cell table:formula="of:=[.N3]/[.M3]" office:value-type="float" office:value="3.246" calcext:value-type="float">
            <text:p>3,25</text:p>
          </table:table-cell>
          <table:table-cell table:formula="of:=[.O3]/[.M3]" office:value-type="float" office:value="5.316" calcext:value-type="float">
            <text:p>5,3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5.8" calcext:value-type="float">
            <text:p>175,8</text:p>
          </table:table-cell>
          <table:table-cell table:style-name="ce9" office:value-type="float" office:value="440.3" calcext:value-type="float">
            <text:p>440,3</text:p>
          </table:table-cell>
          <table:table-cell table:formula="of:=[.T3]/[.S3]" office:value-type="float" office:value="3.516" calcext:value-type="float">
            <text:p>3,52</text:p>
          </table:table-cell>
          <table:table-cell table:formula="of:=[.U3]/[.S3]" office:value-type="float" office:value="8.806" calcext:value-type="float">
            <text:p>8,8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69" calcext:value-type="float">
            <text:p>2669</text:p>
          </table:table-cell>
          <table:table-cell office:value-type="float" office:value="2668.9" calcext:value-type="float">
            <text:p>2668,9</text:p>
          </table:table-cell>
          <table:table-cell table:formula="of:=[.B4]/[.A4]" office:value-type="float" office:value="26.69" calcext:value-type="float">
            <text:p>26,69</text:p>
          </table:table-cell>
          <table:table-cell table:formula="of:=[.C4]/[.A4]" office:value-type="float" office:value="26.689" calcext:value-type="float">
            <text:p>26,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9.3" calcext:value-type="float">
            <text:p>389,3</text:p>
          </table:table-cell>
          <table:table-cell office:value-type="float" office:value="541.4" calcext:value-type="float">
            <text:p>541,4</text:p>
          </table:table-cell>
          <table:table-cell table:formula="of:=[.H4]/[.G4]" office:value-type="float" office:value="3.893" calcext:value-type="float">
            <text:p>3,89</text:p>
          </table:table-cell>
          <table:table-cell table:formula="of:=[.I4]/[.G4]" office:value-type="float" office:value="5.414" calcext:value-type="float">
            <text:p>5,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5.9" calcext:value-type="float">
            <text:p>375,9</text:p>
          </table:table-cell>
          <table:table-cell office:value-type="float" office:value="623.7" calcext:value-type="float">
            <text:p>623,7</text:p>
          </table:table-cell>
          <table:table-cell table:formula="of:=[.N4]/[.M4]" office:value-type="float" office:value="3.759" calcext:value-type="float">
            <text:p>3,76</text:p>
          </table:table-cell>
          <table:table-cell table:formula="of:=[.O4]/[.M4]" office:value-type="float" office:value="6.237" calcext:value-type="float">
            <text:p>6,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6.2" calcext:value-type="float">
            <text:p>426,2</text:p>
          </table:table-cell>
          <table:table-cell office:value-type="float" office:value="1101.2" calcext:value-type="float">
            <text:p>1101,2</text:p>
          </table:table-cell>
          <table:table-cell table:formula="of:=[.T4]/[.S4]" office:value-type="float" office:value="4.262" calcext:value-type="float">
            <text:p>4,26</text:p>
          </table:table-cell>
          <table:table-cell table:formula="of:=[.U4]/[.S4]" office:value-type="float" office:value="11.012" calcext:value-type="float">
            <text:p>11,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81.6" calcext:value-type="float">
            <text:p>5881,6</text:p>
          </table:table-cell>
          <table:table-cell office:value-type="float" office:value="5882.6" calcext:value-type="float">
            <text:p>5882,6</text:p>
          </table:table-cell>
          <table:table-cell table:formula="of:=[.B5]/[.A5]" office:value-type="float" office:value="39.2106666666667" calcext:value-type="float">
            <text:p>39,21</text:p>
          </table:table-cell>
          <table:table-cell table:formula="of:=[.C5]/[.A5]" office:value-type="float" office:value="39.2173333333333" calcext:value-type="float">
            <text:p>39,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27.3" calcext:value-type="float">
            <text:p>627,3</text:p>
          </table:table-cell>
          <table:table-cell office:value-type="float" office:value="899.5" calcext:value-type="float">
            <text:p>899,5</text:p>
          </table:table-cell>
          <table:table-cell table:formula="of:=[.H5]/[.G5]" office:value-type="float" office:value="4.182" calcext:value-type="float">
            <text:p>4,18</text:p>
          </table:table-cell>
          <table:table-cell table:formula="of:=[.I5]/[.G5]" office:value-type="float" office:value="5.99666666666667" calcext:value-type="float">
            <text:p>6,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1101.1" calcext:value-type="float">
            <text:p>1101,1</text:p>
          </table:table-cell>
          <table:table-cell table:formula="of:=[.N5]/[.M5]" office:value-type="float" office:value="4.66666666666667" calcext:value-type="float">
            <text:p>4,67</text:p>
          </table:table-cell>
          <table:table-cell table:formula="of:=[.O5]/[.M5]" office:value-type="float" office:value="7.34066666666667" calcext:value-type="float">
            <text:p>7,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78.3" calcext:value-type="float">
            <text:p>678,3</text:p>
          </table:table-cell>
          <table:table-cell office:value-type="float" office:value="1819.3" calcext:value-type="float">
            <text:p>1819,3</text:p>
          </table:table-cell>
          <table:table-cell table:formula="of:=[.T5]/[.S5]" office:value-type="float" office:value="4.522" calcext:value-type="float">
            <text:p>4,52</text:p>
          </table:table-cell>
          <table:table-cell table:formula="of:=[.U5]/[.S5]" office:value-type="float" office:value="12.1286666666667" calcext:value-type="float">
            <text:p>12,1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29" calcext:value-type="float">
            <text:p>10029</text:p>
          </table:table-cell>
          <table:table-cell office:value-type="float" office:value="10031.1" calcext:value-type="float">
            <text:p>10031,1</text:p>
          </table:table-cell>
          <table:table-cell table:formula="of:=[.B6]/[.A6]" office:value-type="float" office:value="50.145" calcext:value-type="float">
            <text:p>50,15</text:p>
          </table:table-cell>
          <table:table-cell table:formula="of:=[.C6]/[.A6]" office:value-type="float" office:value="50.1555" calcext:value-type="float">
            <text:p>50,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4.2" calcext:value-type="float">
            <text:p>884,2</text:p>
          </table:table-cell>
          <table:table-cell office:value-type="float" office:value="1281" calcext:value-type="float">
            <text:p>1281</text:p>
          </table:table-cell>
          <table:table-cell table:formula="of:=[.H6]/[.G6]" office:value-type="float" office:value="4.421" calcext:value-type="float">
            <text:p>4,42</text:p>
          </table:table-cell>
          <table:table-cell table:formula="of:=[.I6]/[.G6]" office:value-type="float" office:value="6.405" calcext:value-type="float">
            <text:p>6,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1.3" calcext:value-type="float">
            <text:p>991,3</text:p>
          </table:table-cell>
          <table:table-cell office:value-type="float" office:value="1593.8" calcext:value-type="float">
            <text:p>1593,8</text:p>
          </table:table-cell>
          <table:table-cell table:formula="of:=[.N6]/[.M6]" office:value-type="float" office:value="4.9565" calcext:value-type="float">
            <text:p>4,96</text:p>
          </table:table-cell>
          <table:table-cell table:formula="of:=[.O6]/[.M6]" office:value-type="float" office:value="7.969" calcext:value-type="float">
            <text:p>7,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1.3" calcext:value-type="float">
            <text:p>971,3</text:p>
          </table:table-cell>
          <table:table-cell office:value-type="float" office:value="2654.3" calcext:value-type="float">
            <text:p>2654,3</text:p>
          </table:table-cell>
          <table:table-cell table:formula="of:=[.T6]/[.S6]" office:value-type="float" office:value="4.8565" calcext:value-type="float">
            <text:p>4,86</text:p>
          </table:table-cell>
          <table:table-cell table:formula="of:=[.U6]/[.S6]" office:value-type="float" office:value="13.2715" calcext:value-type="float">
            <text:p>13,2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41.6" calcext:value-type="float">
            <text:p>15641,6</text:p>
          </table:table-cell>
          <table:table-cell office:value-type="float" office:value="15641.3" calcext:value-type="float">
            <text:p>15641,3</text:p>
          </table:table-cell>
          <table:table-cell table:formula="of:=[.B7]/[.A7]" office:value-type="float" office:value="62.5664" calcext:value-type="float">
            <text:p>62,57</text:p>
          </table:table-cell>
          <table:table-cell table:formula="of:=[.C7]/[.A7]" office:value-type="float" office:value="62.5652" calcext:value-type="float">
            <text:p>62,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44" calcext:value-type="float">
            <text:p>1144</text:p>
          </table:table-cell>
          <table:table-cell office:value-type="float" office:value="1678.1" calcext:value-type="float">
            <text:p>1678,1</text:p>
          </table:table-cell>
          <table:table-cell table:formula="of:=[.H7]/[.G7]" office:value-type="float" office:value="4.576" calcext:value-type="float">
            <text:p>4,58</text:p>
          </table:table-cell>
          <table:table-cell table:formula="of:=[.I7]/[.G7]" office:value-type="float" office:value="6.7124" calcext:value-type="float">
            <text:p>6,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79" calcext:value-type="float">
            <text:p>1179</text:p>
          </table:table-cell>
          <table:table-cell office:value-type="float" office:value="2042.1" calcext:value-type="float">
            <text:p>2042,1</text:p>
          </table:table-cell>
          <table:table-cell table:formula="of:=[.N7]/[.M7]" office:value-type="float" office:value="4.716" calcext:value-type="float">
            <text:p>4,72</text:p>
          </table:table-cell>
          <table:table-cell table:formula="of:=[.O7]/[.M7]" office:value-type="float" office:value="8.1684" calcext:value-type="float">
            <text:p>8,1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99.1" calcext:value-type="float">
            <text:p>1299,1</text:p>
          </table:table-cell>
          <table:table-cell office:value-type="float" office:value="3453.1" calcext:value-type="float">
            <text:p>3453,1</text:p>
          </table:table-cell>
          <table:table-cell table:formula="of:=[.T7]/[.S7]" office:value-type="float" office:value="5.1964" calcext:value-type="float">
            <text:p>5,20</text:p>
          </table:table-cell>
          <table:table-cell table:formula="of:=[.U7]/[.S7]" office:value-type="float" office:value="13.8124" calcext:value-type="float">
            <text:p>13,8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45.5" calcext:value-type="float">
            <text:p>22345,5</text:p>
          </table:table-cell>
          <table:table-cell office:value-type="float" office:value="22346.4" calcext:value-type="float">
            <text:p>22346,4</text:p>
          </table:table-cell>
          <table:table-cell table:formula="of:=[.B8]/[.A8]" office:value-type="float" office:value="74.485" calcext:value-type="float">
            <text:p>74,49</text:p>
          </table:table-cell>
          <table:table-cell table:formula="of:=[.C8]/[.A8]" office:value-type="float" office:value="74.488" calcext:value-type="float">
            <text:p>74,4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09.1" calcext:value-type="float">
            <text:p>1409,1</text:p>
          </table:table-cell>
          <table:table-cell office:value-type="float" office:value="2097.1" calcext:value-type="float">
            <text:p>2097,1</text:p>
          </table:table-cell>
          <table:table-cell table:formula="of:=[.H8]/[.G8]" office:value-type="float" office:value="4.697" calcext:value-type="float">
            <text:p>4,70</text:p>
          </table:table-cell>
          <table:table-cell table:formula="of:=[.I8]/[.G8]" office:value-type="float" office:value="6.99033333333333" calcext:value-type="float">
            <text:p>6,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72.6" calcext:value-type="float">
            <text:p>1472,6</text:p>
          </table:table-cell>
          <table:table-cell office:value-type="float" office:value="2470.5" calcext:value-type="float">
            <text:p>2470,5</text:p>
          </table:table-cell>
          <table:table-cell table:formula="of:=[.N8]/[.M8]" office:value-type="float" office:value="4.90866666666667" calcext:value-type="float">
            <text:p>4,91</text:p>
          </table:table-cell>
          <table:table-cell table:formula="of:=[.O8]/[.M8]" office:value-type="float" office:value="8.235" calcext:value-type="float">
            <text:p>8,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48.5" calcext:value-type="float">
            <text:p>1548,5</text:p>
          </table:table-cell>
          <table:table-cell office:value-type="float" office:value="4701" calcext:value-type="float">
            <text:p>4701</text:p>
          </table:table-cell>
          <table:table-cell table:formula="of:=[.T8]/[.S8]" office:value-type="float" office:value="5.16166666666667" calcext:value-type="float">
            <text:p>5,16</text:p>
          </table:table-cell>
          <table:table-cell table:formula="of:=[.U8]/[.S8]" office:value-type="float" office:value="15.67" calcext:value-type="float">
            <text:p>15,6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585.2" calcext:value-type="float">
            <text:p>30585,2</text:p>
          </table:table-cell>
          <table:table-cell office:value-type="float" office:value="30585.4" calcext:value-type="float">
            <text:p>30585,4</text:p>
          </table:table-cell>
          <table:table-cell table:formula="of:=[.B9]/[.A9]" office:value-type="float" office:value="87.3862857142857" calcext:value-type="float">
            <text:p>87,39</text:p>
          </table:table-cell>
          <table:table-cell table:formula="of:=[.C9]/[.A9]" office:value-type="float" office:value="87.3868571428572" calcext:value-type="float">
            <text:p>87,3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86.3" calcext:value-type="float">
            <text:p>1686,3</text:p>
          </table:table-cell>
          <table:table-cell office:value-type="float" office:value="2527.2" calcext:value-type="float">
            <text:p>2527,2</text:p>
          </table:table-cell>
          <table:table-cell table:formula="of:=[.H9]/[.G9]" office:value-type="float" office:value="4.818" calcext:value-type="float">
            <text:p>4,82</text:p>
          </table:table-cell>
          <table:table-cell table:formula="of:=[.I9]/[.G9]" office:value-type="float" office:value="7.22057142857143" calcext:value-type="float">
            <text:p>7,2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64.3" calcext:value-type="float">
            <text:p>1864,3</text:p>
          </table:table-cell>
          <table:table-cell office:value-type="float" office:value="3078" calcext:value-type="float">
            <text:p>3078</text:p>
          </table:table-cell>
          <table:table-cell table:formula="of:=[.N9]/[.M9]" office:value-type="float" office:value="5.32657142857143" calcext:value-type="float">
            <text:p>5,33</text:p>
          </table:table-cell>
          <table:table-cell table:formula="of:=[.O9]/[.M9]" office:value-type="float" office:value="8.79428571428571" calcext:value-type="float">
            <text:p>8,7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909.1" calcext:value-type="float">
            <text:p>1909,1</text:p>
          </table:table-cell>
          <table:table-cell office:value-type="float" office:value="4883.1" calcext:value-type="float">
            <text:p>4883,1</text:p>
          </table:table-cell>
          <table:table-cell table:formula="of:=[.T9]/[.S9]" office:value-type="float" office:value="5.45457142857143" calcext:value-type="float">
            <text:p>5,45</text:p>
          </table:table-cell>
          <table:table-cell table:formula="of:=[.U9]/[.S9]" office:value-type="float" office:value="13.9517142857143" calcext:value-type="float">
            <text:p>13,9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23.5" calcext:value-type="float">
            <text:p>40123,5</text:p>
          </table:table-cell>
          <table:table-cell office:value-type="float" office:value="40123.3" calcext:value-type="float">
            <text:p>40123,3</text:p>
          </table:table-cell>
          <table:table-cell table:formula="of:=[.B10]/[.A10]" office:value-type="float" office:value="100.30875" calcext:value-type="float">
            <text:p>100,31</text:p>
          </table:table-cell>
          <table:table-cell table:formula="of:=[.C10]/[.A10]" office:value-type="float" office:value="100.30825" calcext:value-type="float">
            <text:p>100,3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62.9" calcext:value-type="float">
            <text:p>1962,9</text:p>
          </table:table-cell>
          <table:table-cell office:value-type="float" office:value="2962.6" calcext:value-type="float">
            <text:p>2962,6</text:p>
          </table:table-cell>
          <table:table-cell table:formula="of:=[.H10]/[.G10]" office:value-type="float" office:value="4.90725" calcext:value-type="float">
            <text:p>4,91</text:p>
          </table:table-cell>
          <table:table-cell table:formula="of:=[.I10]/[.G10]" office:value-type="float" office:value="7.4065" calcext:value-type="float">
            <text:p>7,4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27.8" calcext:value-type="float">
            <text:p>2127,8</text:p>
          </table:table-cell>
          <table:table-cell office:value-type="float" office:value="3717.4" calcext:value-type="float">
            <text:p>3717,4</text:p>
          </table:table-cell>
          <table:table-cell table:formula="of:=[.N10]/[.M10]" office:value-type="float" office:value="5.3195" calcext:value-type="float">
            <text:p>5,32</text:p>
          </table:table-cell>
          <table:table-cell table:formula="of:=[.O10]/[.M10]" office:value-type="float" office:value="9.2935" calcext:value-type="float">
            <text:p>9,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70.3" calcext:value-type="float">
            <text:p>2170,3</text:p>
          </table:table-cell>
          <table:table-cell office:value-type="float" office:value="6297.9" calcext:value-type="float">
            <text:p>6297,9</text:p>
          </table:table-cell>
          <table:table-cell table:formula="of:=[.T10]/[.S10]" office:value-type="float" office:value="5.42575" calcext:value-type="float">
            <text:p>5,43</text:p>
          </table:table-cell>
          <table:table-cell table:formula="of:=[.U10]/[.S10]" office:value-type="float" office:value="15.74475" calcext:value-type="float">
            <text:p>15,7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1064.5" calcext:value-type="float">
            <text:p>51064,5</text:p>
          </table:table-cell>
          <table:table-cell office:value-type="float" office:value="51064.1" calcext:value-type="float">
            <text:p>51064,1</text:p>
          </table:table-cell>
          <table:table-cell table:formula="of:=[.B11]/[.A11]" office:value-type="float" office:value="113.476666666667" calcext:value-type="float">
            <text:p>113,48</text:p>
          </table:table-cell>
          <table:table-cell table:formula="of:=[.C11]/[.A11]" office:value-type="float" office:value="113.475777777778" calcext:value-type="float">
            <text:p>113,4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244.8" calcext:value-type="float">
            <text:p>2244,8</text:p>
          </table:table-cell>
          <table:table-cell office:value-type="float" office:value="3411.8" calcext:value-type="float">
            <text:p>3411,8</text:p>
          </table:table-cell>
          <table:table-cell table:formula="of:=[.H11]/[.G11]" office:value-type="float" office:value="4.98844444444445" calcext:value-type="float">
            <text:p>4,99</text:p>
          </table:table-cell>
          <table:table-cell table:formula="of:=[.I11]/[.G11]" office:value-type="float" office:value="7.58177777777778" calcext:value-type="float">
            <text:p>7,5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359.3" calcext:value-type="float">
            <text:p>2359,3</text:p>
          </table:table-cell>
          <table:table-cell office:value-type="float" office:value="4240.8" calcext:value-type="float">
            <text:p>4240,8</text:p>
          </table:table-cell>
          <table:table-cell table:formula="of:=[.N11]/[.M11]" office:value-type="float" office:value="5.24288888888889" calcext:value-type="float">
            <text:p>5,24</text:p>
          </table:table-cell>
          <table:table-cell table:formula="of:=[.O11]/[.M11]" office:value-type="float" office:value="9.424" calcext:value-type="float">
            <text:p>9,4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656.9" calcext:value-type="float">
            <text:p>2656,9</text:p>
          </table:table-cell>
          <table:table-cell office:value-type="float" office:value="7540.4" calcext:value-type="float">
            <text:p>7540,4</text:p>
          </table:table-cell>
          <table:table-cell table:formula="of:=[.T11]/[.S11]" office:value-type="float" office:value="5.90422222222222" calcext:value-type="float">
            <text:p>5,90</text:p>
          </table:table-cell>
          <table:table-cell table:formula="of:=[.U11]/[.S11]" office:value-type="float" office:value="16.7564444444444" calcext:value-type="float">
            <text:p>16,7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3414" calcext:value-type="float">
            <text:p>63414</text:p>
          </table:table-cell>
          <table:table-cell office:value-type="float" office:value="63412.7" calcext:value-type="float">
            <text:p>63412,7</text:p>
          </table:table-cell>
          <table:table-cell table:formula="of:=[.B12]/[.A12]" office:value-type="float" office:value="126.828" calcext:value-type="float">
            <text:p>126,83</text:p>
          </table:table-cell>
          <table:table-cell table:formula="of:=[.C12]/[.A12]" office:value-type="float" office:value="126.8254" calcext:value-type="float">
            <text:p>126,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40.5" calcext:value-type="float">
            <text:p>2540,5</text:p>
          </table:table-cell>
          <table:table-cell office:value-type="float" office:value="3855.6" calcext:value-type="float">
            <text:p>3855,6</text:p>
          </table:table-cell>
          <table:table-cell table:formula="of:=[.H12]/[.G12]" office:value-type="float" office:value="5.081" calcext:value-type="float">
            <text:p>5,08</text:p>
          </table:table-cell>
          <table:table-cell table:formula="of:=[.I12]/[.G12]" office:value-type="float" office:value="7.7112" calcext:value-type="float">
            <text:p>7,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89.9" calcext:value-type="float">
            <text:p>2889,9</text:p>
          </table:table-cell>
          <table:table-cell office:value-type="float" office:value="4850.4" calcext:value-type="float">
            <text:p>4850,4</text:p>
          </table:table-cell>
          <table:table-cell table:formula="of:=[.N12]/[.M12]" office:value-type="float" office:value="5.7798" calcext:value-type="float">
            <text:p>5,78</text:p>
          </table:table-cell>
          <table:table-cell table:formula="of:=[.O12]/[.M12]" office:value-type="float" office:value="9.7008" calcext:value-type="float">
            <text:p>9,7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26" calcext:value-type="float">
            <text:p>2726</text:p>
          </table:table-cell>
          <table:table-cell office:value-type="float" office:value="8758.2" calcext:value-type="float">
            <text:p>8758,2</text:p>
          </table:table-cell>
          <table:table-cell table:formula="of:=[.T12]/[.S12]" office:value-type="float" office:value="5.452" calcext:value-type="float">
            <text:p>5,45</text:p>
          </table:table-cell>
          <table:table-cell table:formula="of:=[.U12]/[.S12]" office:value-type="float" office:value="17.5164" calcext:value-type="float">
            <text:p>17,5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5523.9" calcext:value-type="float">
            <text:p>75523,9</text:p>
          </table:table-cell>
          <table:table-cell office:value-type="float" office:value="75524.5" calcext:value-type="float">
            <text:p>75524,5</text:p>
          </table:table-cell>
          <table:table-cell table:formula="of:=[.B13]/[.A13]" office:value-type="float" office:value="137.316181818182" calcext:value-type="float">
            <text:p>137,32</text:p>
          </table:table-cell>
          <table:table-cell table:formula="of:=[.C13]/[.A13]" office:value-type="float" office:value="137.317272727273" calcext:value-type="float">
            <text:p>137,3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14" calcext:value-type="float">
            <text:p>2814</text:p>
          </table:table-cell>
          <table:table-cell office:value-type="float" office:value="4331.4" calcext:value-type="float">
            <text:p>4331,4</text:p>
          </table:table-cell>
          <table:table-cell table:formula="of:=[.H13]/[.G13]" office:value-type="float" office:value="5.11636363636364" calcext:value-type="float">
            <text:p>5,12</text:p>
          </table:table-cell>
          <table:table-cell table:formula="of:=[.I13]/[.G13]" office:value-type="float" office:value="7.87527272727273" calcext:value-type="float">
            <text:p>7,8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09" calcext:value-type="float">
            <text:p>3109</text:p>
          </table:table-cell>
          <table:table-cell office:value-type="float" office:value="5506.2" calcext:value-type="float">
            <text:p>5506,2</text:p>
          </table:table-cell>
          <table:table-cell table:formula="of:=[.N13]/[.M13]" office:value-type="float" office:value="5.65272727272727" calcext:value-type="float">
            <text:p>5,65</text:p>
          </table:table-cell>
          <table:table-cell table:formula="of:=[.O13]/[.M13]" office:value-type="float" office:value="10.0112727272727" calcext:value-type="float">
            <text:p>10,0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98.4" calcext:value-type="float">
            <text:p>3198,4</text:p>
          </table:table-cell>
          <table:table-cell office:value-type="float" office:value="9476.5" calcext:value-type="float">
            <text:p>9476,5</text:p>
          </table:table-cell>
          <table:table-cell table:formula="of:=[.T13]/[.S13]" office:value-type="float" office:value="5.81527272727273" calcext:value-type="float">
            <text:p>5,82</text:p>
          </table:table-cell>
          <table:table-cell table:formula="of:=[.U13]/[.S13]" office:value-type="float" office:value="17.23" calcext:value-type="float">
            <text:p>17,2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291" calcext:value-type="float">
            <text:p>90291</text:p>
          </table:table-cell>
          <table:table-cell office:value-type="float" office:value="90292.1" calcext:value-type="float">
            <text:p>90292,1</text:p>
          </table:table-cell>
          <table:table-cell table:formula="of:=[.B14]/[.A14]" office:value-type="float" office:value="150.485" calcext:value-type="float">
            <text:p>150,49</text:p>
          </table:table-cell>
          <table:table-cell table:formula="of:=[.C14]/[.A14]" office:value-type="float" office:value="150.486833333333" calcext:value-type="float">
            <text:p>150,4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111.4" calcext:value-type="float">
            <text:p>3111,4</text:p>
          </table:table-cell>
          <table:table-cell office:value-type="float" office:value="4797.6" calcext:value-type="float">
            <text:p>4797,6</text:p>
          </table:table-cell>
          <table:table-cell table:formula="of:=[.H14]/[.G14]" office:value-type="float" office:value="5.18566666666667" calcext:value-type="float">
            <text:p>5,19</text:p>
          </table:table-cell>
          <table:table-cell table:formula="of:=[.I14]/[.G14]" office:value-type="float" office:value="7.996" calcext:value-type="float">
            <text:p>8,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589.2" calcext:value-type="float">
            <text:p>3589,2</text:p>
          </table:table-cell>
          <table:table-cell office:value-type="float" office:value="6094.6" calcext:value-type="float">
            <text:p>6094,6</text:p>
          </table:table-cell>
          <table:table-cell table:formula="of:=[.N14]/[.M14]" office:value-type="float" office:value="5.982" calcext:value-type="float">
            <text:p>5,98</text:p>
          </table:table-cell>
          <table:table-cell table:formula="of:=[.O14]/[.M14]" office:value-type="float" office:value="10.1576666666667" calcext:value-type="float">
            <text:p>10,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89.8" calcext:value-type="float">
            <text:p>3489,8</text:p>
          </table:table-cell>
          <table:table-cell office:value-type="float" office:value="10283.1" calcext:value-type="float">
            <text:p>10283,1</text:p>
          </table:table-cell>
          <table:table-cell table:formula="of:=[.T14]/[.S14]" office:value-type="float" office:value="5.81633333333333" calcext:value-type="float">
            <text:p>5,82</text:p>
          </table:table-cell>
          <table:table-cell table:formula="of:=[.U14]/[.S14]" office:value-type="float" office:value="17.1385" calcext:value-type="float">
            <text:p>17,1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7176.5" calcext:value-type="float">
            <text:p>107176,5</text:p>
          </table:table-cell>
          <table:table-cell office:value-type="float" office:value="107179.3" calcext:value-type="float">
            <text:p>107179,3</text:p>
          </table:table-cell>
          <table:table-cell table:formula="of:=[.B15]/[.A15]" office:value-type="float" office:value="164.886923076923" calcext:value-type="float">
            <text:p>164,89</text:p>
          </table:table-cell>
          <table:table-cell table:formula="of:=[.C15]/[.A15]" office:value-type="float" office:value="164.891230769231" calcext:value-type="float">
            <text:p>164,8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407.6" calcext:value-type="float">
            <text:p>3407,6</text:p>
          </table:table-cell>
          <table:table-cell office:value-type="float" office:value="5274.8" calcext:value-type="float">
            <text:p>5274,8</text:p>
          </table:table-cell>
          <table:table-cell table:formula="of:=[.H15]/[.G15]" office:value-type="float" office:value="5.24246153846154" calcext:value-type="float">
            <text:p>5,24</text:p>
          </table:table-cell>
          <table:table-cell table:formula="of:=[.I15]/[.G15]" office:value-type="float" office:value="8.11507692307692" calcext:value-type="float">
            <text:p>8,1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16.7" calcext:value-type="float">
            <text:p>3816,7</text:p>
          </table:table-cell>
          <table:table-cell office:value-type="float" office:value="6537.2" calcext:value-type="float">
            <text:p>6537,2</text:p>
          </table:table-cell>
          <table:table-cell table:formula="of:=[.N15]/[.M15]" office:value-type="float" office:value="5.87184615384615" calcext:value-type="float">
            <text:p>5,87</text:p>
          </table:table-cell>
          <table:table-cell table:formula="of:=[.O15]/[.M15]" office:value-type="float" office:value="10.0572307692308" calcext:value-type="float">
            <text:p>10,0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79.1" calcext:value-type="float">
            <text:p>3879,1</text:p>
          </table:table-cell>
          <table:table-cell office:value-type="float" office:value="11312.1" calcext:value-type="float">
            <text:p>11312,1</text:p>
          </table:table-cell>
          <table:table-cell table:formula="of:=[.T15]/[.S15]" office:value-type="float" office:value="5.96784615384615" calcext:value-type="float">
            <text:p>5,97</text:p>
          </table:table-cell>
          <table:table-cell table:formula="of:=[.U15]/[.S15]" office:value-type="float" office:value="17.4032307692308" calcext:value-type="float">
            <text:p>17,4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2930.5" calcext:value-type="float">
            <text:p>122930,5</text:p>
          </table:table-cell>
          <table:table-cell office:value-type="float" office:value="122929.5" calcext:value-type="float">
            <text:p>122929,5</text:p>
          </table:table-cell>
          <table:table-cell table:formula="of:=[.B16]/[.A16]" office:value-type="float" office:value="175.615" calcext:value-type="float">
            <text:p>175,62</text:p>
          </table:table-cell>
          <table:table-cell table:formula="of:=[.C16]/[.A16]" office:value-type="float" office:value="175.613571428571" calcext:value-type="float">
            <text:p>175,6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705.4" calcext:value-type="float">
            <text:p>3705,4</text:p>
          </table:table-cell>
          <table:table-cell office:value-type="float" office:value="5758.1" calcext:value-type="float">
            <text:p>5758,1</text:p>
          </table:table-cell>
          <table:table-cell table:formula="of:=[.H16]/[.G16]" office:value-type="float" office:value="5.29342857142857" calcext:value-type="float">
            <text:p>5,29</text:p>
          </table:table-cell>
          <table:table-cell table:formula="of:=[.I16]/[.G16]" office:value-type="float" office:value="8.22585714285714" calcext:value-type="float">
            <text:p>8,2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166.6" calcext:value-type="float">
            <text:p>4166,6</text:p>
          </table:table-cell>
          <table:table-cell office:value-type="float" office:value="7242.4" calcext:value-type="float">
            <text:p>7242,4</text:p>
          </table:table-cell>
          <table:table-cell table:formula="of:=[.N16]/[.M16]" office:value-type="float" office:value="5.95228571428572" calcext:value-type="float">
            <text:p>5,95</text:p>
          </table:table-cell>
          <table:table-cell table:formula="of:=[.O16]/[.M16]" office:value-type="float" office:value="10.3462857142857" calcext:value-type="float">
            <text:p>10,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261.2" calcext:value-type="float">
            <text:p>4261,2</text:p>
          </table:table-cell>
          <table:table-cell office:value-type="float" office:value="12795.3" calcext:value-type="float">
            <text:p>12795,3</text:p>
          </table:table-cell>
          <table:table-cell table:formula="of:=[.T16]/[.S16]" office:value-type="float" office:value="6.08742857142857" calcext:value-type="float">
            <text:p>6,09</text:p>
          </table:table-cell>
          <table:table-cell table:formula="of:=[.U16]/[.S16]" office:value-type="float" office:value="18.279" calcext:value-type="float">
            <text:p>18,2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1571.3" calcext:value-type="float">
            <text:p>141571,3</text:p>
          </table:table-cell>
          <table:table-cell office:value-type="float" office:value="141571.1" calcext:value-type="float">
            <text:p>141571,1</text:p>
          </table:table-cell>
          <table:table-cell table:formula="of:=[.B17]/[.A17]" office:value-type="float" office:value="188.761733333333" calcext:value-type="float">
            <text:p>188,76</text:p>
          </table:table-cell>
          <table:table-cell table:formula="of:=[.C17]/[.A17]" office:value-type="float" office:value="188.761466666667" calcext:value-type="float">
            <text:p>188,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046.6" calcext:value-type="float">
            <text:p>4046,6</text:p>
          </table:table-cell>
          <table:table-cell office:value-type="float" office:value="6225.1" calcext:value-type="float">
            <text:p>6225,1</text:p>
          </table:table-cell>
          <table:table-cell table:formula="of:=[.H17]/[.G17]" office:value-type="float" office:value="5.39546666666667" calcext:value-type="float">
            <text:p>5,40</text:p>
          </table:table-cell>
          <table:table-cell table:formula="of:=[.I17]/[.G17]" office:value-type="float" office:value="8.30013333333333" calcext:value-type="float">
            <text:p>8,3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291.3" calcext:value-type="float">
            <text:p>4291,3</text:p>
          </table:table-cell>
          <table:table-cell office:value-type="float" office:value="7846.8" calcext:value-type="float">
            <text:p>7846,8</text:p>
          </table:table-cell>
          <table:table-cell table:formula="of:=[.N17]/[.M17]" office:value-type="float" office:value="5.72173333333333" calcext:value-type="float">
            <text:p>5,72</text:p>
          </table:table-cell>
          <table:table-cell table:formula="of:=[.O17]/[.M17]" office:value-type="float" office:value="10.4624" calcext:value-type="float">
            <text:p>10,4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549.3" calcext:value-type="float">
            <text:p>4549,3</text:p>
          </table:table-cell>
          <table:table-cell office:value-type="float" office:value="14052.5" calcext:value-type="float">
            <text:p>14052,5</text:p>
          </table:table-cell>
          <table:table-cell table:formula="of:=[.T17]/[.S17]" office:value-type="float" office:value="6.06573333333333" calcext:value-type="float">
            <text:p>6,07</text:p>
          </table:table-cell>
          <table:table-cell table:formula="of:=[.U17]/[.S17]" office:value-type="float" office:value="18.7366666666667" calcext:value-type="float">
            <text:p>18,7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1064.2" calcext:value-type="float">
            <text:p>161064,2</text:p>
          </table:table-cell>
          <table:table-cell office:value-type="float" office:value="161065.7" calcext:value-type="float">
            <text:p>161065,7</text:p>
          </table:table-cell>
          <table:table-cell table:formula="of:=[.B18]/[.A18]" office:value-type="float" office:value="201.33025" calcext:value-type="float">
            <text:p>201,33</text:p>
          </table:table-cell>
          <table:table-cell table:formula="of:=[.C18]/[.A18]" office:value-type="float" office:value="201.332125" calcext:value-type="float">
            <text:p>201,3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324" calcext:value-type="float">
            <text:p>4324</text:p>
          </table:table-cell>
          <table:table-cell office:value-type="float" office:value="6730.7" calcext:value-type="float">
            <text:p>6730,7</text:p>
          </table:table-cell>
          <table:table-cell table:formula="of:=[.H18]/[.G18]" office:value-type="float" office:value="5.405" calcext:value-type="float">
            <text:p>5,41</text:p>
          </table:table-cell>
          <table:table-cell table:formula="of:=[.I18]/[.G18]" office:value-type="float" office:value="8.413375" calcext:value-type="float">
            <text:p>8,4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579.8" calcext:value-type="float">
            <text:p>4579,8</text:p>
          </table:table-cell>
          <table:table-cell office:value-type="float" office:value="8243.9" calcext:value-type="float">
            <text:p>8243,9</text:p>
          </table:table-cell>
          <table:table-cell table:formula="of:=[.N18]/[.M18]" office:value-type="float" office:value="5.72475" calcext:value-type="float">
            <text:p>5,72</text:p>
          </table:table-cell>
          <table:table-cell table:formula="of:=[.O18]/[.M18]" office:value-type="float" office:value="10.304875" calcext:value-type="float">
            <text:p>10,3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853.7" calcext:value-type="float">
            <text:p>4853,7</text:p>
          </table:table-cell>
          <table:table-cell office:value-type="float" office:value="15277.9" calcext:value-type="float">
            <text:p>15277,9</text:p>
          </table:table-cell>
          <table:table-cell table:formula="of:=[.T18]/[.S18]" office:value-type="float" office:value="6.067125" calcext:value-type="float">
            <text:p>6,07</text:p>
          </table:table-cell>
          <table:table-cell table:formula="of:=[.U18]/[.S18]" office:value-type="float" office:value="19.097375" calcext:value-type="float">
            <text:p>19,1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0622.3" calcext:value-type="float">
            <text:p>180622,3</text:p>
          </table:table-cell>
          <table:table-cell office:value-type="float" office:value="180621.7" calcext:value-type="float">
            <text:p>180621,7</text:p>
          </table:table-cell>
          <table:table-cell table:formula="of:=[.B19]/[.A19]" office:value-type="float" office:value="212.496823529412" calcext:value-type="float">
            <text:p>212,50</text:p>
          </table:table-cell>
          <table:table-cell table:formula="of:=[.C19]/[.A19]" office:value-type="float" office:value="212.496117647059" calcext:value-type="float">
            <text:p>212,5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622" calcext:value-type="float">
            <text:p>4622</text:p>
          </table:table-cell>
          <table:table-cell office:value-type="float" office:value="7215.2" calcext:value-type="float">
            <text:p>7215,2</text:p>
          </table:table-cell>
          <table:table-cell table:formula="of:=[.H19]/[.G19]" office:value-type="float" office:value="5.43764705882353" calcext:value-type="float">
            <text:p>5,44</text:p>
          </table:table-cell>
          <table:table-cell table:formula="of:=[.I19]/[.G19]" office:value-type="float" office:value="8.48847058823529" calcext:value-type="float">
            <text:p>8,4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072.1" calcext:value-type="float">
            <text:p>5072,1</text:p>
          </table:table-cell>
          <table:table-cell office:value-type="float" office:value="9365.1" calcext:value-type="float">
            <text:p>9365,1</text:p>
          </table:table-cell>
          <table:table-cell table:formula="of:=[.N19]/[.M19]" office:value-type="float" office:value="5.96717647058824" calcext:value-type="float">
            <text:p>5,97</text:p>
          </table:table-cell>
          <table:table-cell table:formula="of:=[.O19]/[.M19]" office:value-type="float" office:value="11.0177647058824" calcext:value-type="float">
            <text:p>11,0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23.9" calcext:value-type="float">
            <text:p>5323,9</text:p>
          </table:table-cell>
          <table:table-cell office:value-type="float" office:value="17544.4" calcext:value-type="float">
            <text:p>17544,4</text:p>
          </table:table-cell>
          <table:table-cell table:formula="of:=[.T19]/[.S19]" office:value-type="float" office:value="6.26341176470588" calcext:value-type="float">
            <text:p>6,26</text:p>
          </table:table-cell>
          <table:table-cell table:formula="of:=[.U19]/[.S19]" office:value-type="float" office:value="20.6404705882353" calcext:value-type="float">
            <text:p>20,6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3121.3" calcext:value-type="float">
            <text:p>203121,3</text:p>
          </table:table-cell>
          <table:table-cell office:value-type="float" office:value="203120.9" calcext:value-type="float">
            <text:p>203120,9</text:p>
          </table:table-cell>
          <table:table-cell table:formula="of:=[.B20]/[.A20]" office:value-type="float" office:value="225.690333333333" calcext:value-type="float">
            <text:p>225,69</text:p>
          </table:table-cell>
          <table:table-cell table:formula="of:=[.C20]/[.A20]" office:value-type="float" office:value="225.689888888889" calcext:value-type="float">
            <text:p>225,6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952.4" calcext:value-type="float">
            <text:p>4952,4</text:p>
          </table:table-cell>
          <table:table-cell office:value-type="float" office:value="7702.7" calcext:value-type="float">
            <text:p>7702,7</text:p>
          </table:table-cell>
          <table:table-cell table:formula="of:=[.H20]/[.G20]" office:value-type="float" office:value="5.50266666666667" calcext:value-type="float">
            <text:p>5,50</text:p>
          </table:table-cell>
          <table:table-cell table:formula="of:=[.I20]/[.G20]" office:value-type="float" office:value="8.55855555555556" calcext:value-type="float">
            <text:p>8,5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669.9" calcext:value-type="float">
            <text:p>5669,9</text:p>
          </table:table-cell>
          <table:table-cell office:value-type="float" office:value="9945.7" calcext:value-type="float">
            <text:p>9945,7</text:p>
          </table:table-cell>
          <table:table-cell table:formula="of:=[.N20]/[.M20]" office:value-type="float" office:value="6.29988888888889" calcext:value-type="float">
            <text:p>6,30</text:p>
          </table:table-cell>
          <table:table-cell table:formula="of:=[.O20]/[.M20]" office:value-type="float" office:value="11.0507777777778" calcext:value-type="float">
            <text:p>11,0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715.6" calcext:value-type="float">
            <text:p>5715,6</text:p>
          </table:table-cell>
          <table:table-cell office:value-type="float" office:value="16824.5" calcext:value-type="float">
            <text:p>16824,5</text:p>
          </table:table-cell>
          <table:table-cell table:formula="of:=[.T20]/[.S20]" office:value-type="float" office:value="6.35066666666667" calcext:value-type="float">
            <text:p>6,35</text:p>
          </table:table-cell>
          <table:table-cell table:formula="of:=[.U20]/[.S20]" office:value-type="float" office:value="18.6938888888889" calcext:value-type="float">
            <text:p>18,6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293.3" calcext:value-type="float">
            <text:p>225293,3</text:p>
          </table:table-cell>
          <table:table-cell office:value-type="float" office:value="225295.3" calcext:value-type="float">
            <text:p>225295,3</text:p>
          </table:table-cell>
          <table:table-cell table:formula="of:=[.B21]/[.A21]" office:value-type="float" office:value="237.150842105263" calcext:value-type="float">
            <text:p>237,15</text:p>
          </table:table-cell>
          <table:table-cell table:formula="of:=[.C21]/[.A21]" office:value-type="float" office:value="237.152947368421" calcext:value-type="float">
            <text:p>237,1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247.1" calcext:value-type="float">
            <text:p>5247,1</text:p>
          </table:table-cell>
          <table:table-cell office:value-type="float" office:value="8208.1" calcext:value-type="float">
            <text:p>8208,1</text:p>
          </table:table-cell>
          <table:table-cell table:formula="of:=[.H21]/[.G21]" office:value-type="float" office:value="5.52326315789474" calcext:value-type="float">
            <text:p>5,52</text:p>
          </table:table-cell>
          <table:table-cell table:formula="of:=[.I21]/[.G21]" office:value-type="float" office:value="8.6401052631579" calcext:value-type="float">
            <text:p>8,6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699" calcext:value-type="float">
            <text:p>5699</text:p>
          </table:table-cell>
          <table:table-cell office:value-type="float" office:value="10259.9" calcext:value-type="float">
            <text:p>10259,9</text:p>
          </table:table-cell>
          <table:table-cell table:formula="of:=[.N21]/[.M21]" office:value-type="float" office:value="5.99894736842105" calcext:value-type="float">
            <text:p>6,00</text:p>
          </table:table-cell>
          <table:table-cell table:formula="of:=[.O21]/[.M21]" office:value-type="float" office:value="10.7998947368421" calcext:value-type="float">
            <text:p>10,8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894.9" calcext:value-type="float">
            <text:p>5894,9</text:p>
          </table:table-cell>
          <table:table-cell office:value-type="float" office:value="19869.6" calcext:value-type="float">
            <text:p>19869,6</text:p>
          </table:table-cell>
          <table:table-cell table:formula="of:=[.T21]/[.S21]" office:value-type="float" office:value="6.20515789473684" calcext:value-type="float">
            <text:p>6,21</text:p>
          </table:table-cell>
          <table:table-cell table:formula="of:=[.U21]/[.S21]" office:value-type="float" office:value="20.9153684210526" calcext:value-type="float">
            <text:p>20,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float" office:value="251023.6" calcext:value-type="float">
            <text:p>251023,6</text:p>
          </table:table-cell>
          <table:table-cell table:style-name="ce11" office:value-type="float" office:value="251023.5" calcext:value-type="float">
            <text:p>251023,5</text:p>
          </table:table-cell>
          <table:table-cell table:formula="of:=[.B22]/[.A22]" office:value-type="float" office:value="251.0236" calcext:value-type="float">
            <text:p>251,02</text:p>
          </table:table-cell>
          <table:table-cell table:formula="of:=[.C22]/[.A22]" office:value-type="float" office:value="251.0235" calcext:value-type="float">
            <text:p>251,02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5593.7" calcext:value-type="float">
            <text:p>5593,7</text:p>
          </table:table-cell>
          <table:table-cell table:style-name="ce11" office:value-type="float" office:value="8700.1" calcext:value-type="float">
            <text:p>8700,1</text:p>
          </table:table-cell>
          <table:table-cell table:formula="of:=[.H22]/[.G22]" office:value-type="float" office:value="5.5937" calcext:value-type="float">
            <text:p>5,59</text:p>
          </table:table-cell>
          <table:table-cell table:formula="of:=[.I22]/[.G22]" office:value-type="float" office:value="8.7001" calcext:value-type="float">
            <text:p>8,7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173.5" calcext:value-type="float">
            <text:p>6173,5</text:p>
          </table:table-cell>
          <table:table-cell table:style-name="ce11" office:value-type="float" office:value="10778.3" calcext:value-type="float">
            <text:p>10778,3</text:p>
          </table:table-cell>
          <table:table-cell table:formula="of:=[.N22]/[.M22]" office:value-type="float" office:value="6.1735" calcext:value-type="float">
            <text:p>6,17</text:p>
          </table:table-cell>
          <table:table-cell table:formula="of:=[.O22]/[.M22]" office:value-type="float" office:value="10.7783" calcext:value-type="float">
            <text:p>10,7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257.7" calcext:value-type="float">
            <text:p>6257,7</text:p>
          </table:table-cell>
          <table:table-cell table:style-name="ce11" office:value-type="float" office:value="19345.8" calcext:value-type="float">
            <text:p>19345,8</text:p>
          </table:table-cell>
          <table:table-cell table:formula="of:=[.T22]/[.S22]" office:value-type="float" office:value="6.2577" calcext:value-type="float">
            <text:p>6,26</text:p>
          </table:table-cell>
          <table:table-cell table:formula="of:=[.U22]/[.S22]" office:value-type="float" office:value="19.3458" calcext:value-type="float">
            <text:p>19,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0:03:59.8747480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00:19:09.528955575</dc:date>
    <meta:editing-duration>PT2H16M56S</meta:editing-duration>
    <meta:editing-cycles>5</meta:editing-cycles>
    <meta:generator>LibreOffice/6.4.7.2$Linux_X86_64 LibreOffice_project/40$Build-2</meta:generator>
    <meta:document-statistic meta:table-count="1" meta:cell-count="42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32cm" xlink:href=".." xlink:type="simple" chart:class="chart:line" chart:style-name="ch1">
        <chart:title svg:x="3.247cm" svg:y="0.316cm" chart:style-name="ch2">
          <text:p>Średnie wartości s(n) dla k=10 i losowej tablicy</text:p>
        </chart:title>
        <chart:legend chart:legend-position="end" svg:x="9.947cm" svg:y="3.47cm" style:legend-expansion="high" chart:style-name="ch3"/>
        <chart:plot-area chart:style-name="ch4" table:cell-range-address="all4_k10.A2:all4_k10.B22 all4_k10.H2:all4_k10.H22 all4_k10.N2:all4_k10.N22 all4_k10.T2:all4_k10.T22" chart:data-source-has-labels="both" svg:x="0.32cm" svg:y="1.275cm" svg:width="9.307cm" svg:height="7.577cm">
          <chartooo:coordinate-region svg:x="1.682cm" svg:y="1.396cm" svg:width="7.945cm" svg:height="6.454cm"/>
          <chart:axis chart:dimension="x" chart:name="primary-x" chart:style-name="ch5" chartooo:axis-type="auto">
            <chartooo:date-scale/>
            <chart:categories table:cell-range-address="all4_k10.A3:all4_k10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0.B3:all4_k10.B22" chart:label-cell-address="all4_k10.B2:all4_k10.B2" chart:class="chart:line">
            <chart:data-point chart:repeated="20"/>
          </chart:series>
          <chart:series chart:style-name="ch8" chart:values-cell-range-address="all4_k10.H3:all4_k10.H22" chart:label-cell-address="all4_k10.H2:all4_k10.H2" chart:class="chart:line">
            <chart:data-point chart:repeated="20"/>
          </chart:series>
          <chart:series chart:style-name="ch9" chart:values-cell-range-address="all4_k10.N3:all4_k10.N22" chart:label-cell-address="all4_k10.N2:all4_k10.N2" chart:class="chart:line">
            <chart:data-point chart:repeated="20"/>
          </chart:series>
          <chart:series chart:style-name="ch10" chart:values-cell-range-address="all4_k10.T3:all4_k10.T22" chart:label-cell-address="all4_k10.T2:all4_k10.T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_insort</text:p>
                <draw:g>
                  <svg:desc>all4_k10.B2:all4_k10.B2</svg:desc>
                </draw:g>
              </table:table-cell>
              <table:table-cell office:value-type="string">
                <text:p>Średnia - przestawienia_merge</text:p>
                <draw:g>
                  <svg:desc>all4_k10.H2:all4_k10.H2</svg:desc>
                </draw:g>
              </table:table-cell>
              <table:table-cell office:value-type="string">
                <text:p>Średnia - przestawienia_quick</text:p>
                <draw:g>
                  <svg:desc>all4_k10.N2:all4_k10.N2</svg:desc>
                </draw:g>
              </table:table-cell>
              <table:table-cell office:value-type="string">
                <text:p>Średnia - przestawienia_dpqs</text:p>
                <draw:g>
                  <svg:desc>all4_k10.T2:all4_k10.T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.A3:all4_k10.A22</svg:desc>
                </draw:g>
              </table:table-cell>
              <table:table-cell office:value-type="float" office:value="668.5">
                <text:p>668.5</text:p>
                <draw:g>
                  <svg:desc>all4_k10.B3:all4_k10.B22</svg:desc>
                </draw:g>
              </table:table-cell>
              <table:table-cell office:value-type="float" office:value="171.5">
                <text:p>171.5</text:p>
                <draw:g>
                  <svg:desc>all4_k10.H3:all4_k10.H22</svg:desc>
                </draw:g>
              </table:table-cell>
              <table:table-cell office:value-type="float" office:value="162.3">
                <text:p>162.3</text:p>
                <draw:g>
                  <svg:desc>all4_k10.N3:all4_k10.N22</svg:desc>
                </draw:g>
              </table:table-cell>
              <table:table-cell office:value-type="float" office:value="175.8">
                <text:p>175.8</text:p>
                <draw:g>
                  <svg:desc>all4_k10.T3:all4_k10.T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69">
                <text:p>2669</text:p>
              </table:table-cell>
              <table:table-cell office:value-type="float" office:value="389.3">
                <text:p>389.3</text:p>
              </table:table-cell>
              <table:table-cell office:value-type="float" office:value="375.9">
                <text:p>375.9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881.6">
                <text:p>5881.6</text:p>
              </table:table-cell>
              <table:table-cell office:value-type="float" office:value="627.3">
                <text:p>627.3</text:p>
              </table:table-cell>
              <table:table-cell office:value-type="float" office:value="700">
                <text:p>700</text:p>
              </table:table-cell>
              <table:table-cell office:value-type="float" office:value="678.3">
                <text:p>678.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29">
                <text:p>10029</text:p>
              </table:table-cell>
              <table:table-cell office:value-type="float" office:value="884.2">
                <text:p>884.2</text:p>
              </table:table-cell>
              <table:table-cell office:value-type="float" office:value="991.3">
                <text:p>991.3</text:p>
              </table:table-cell>
              <table:table-cell office:value-type="float" office:value="971.3">
                <text:p>971.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641.6">
                <text:p>15641.6</text:p>
              </table:table-cell>
              <table:table-cell office:value-type="float" office:value="1144">
                <text:p>1144</text:p>
              </table:table-cell>
              <table:table-cell office:value-type="float" office:value="1179">
                <text:p>1179</text:p>
              </table:table-cell>
              <table:table-cell office:value-type="float" office:value="1299.1">
                <text:p>1299.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345.5">
                <text:p>22345.5</text:p>
              </table:table-cell>
              <table:table-cell office:value-type="float" office:value="1409.1">
                <text:p>1409.1</text:p>
              </table:table-cell>
              <table:table-cell office:value-type="float" office:value="1472.6">
                <text:p>1472.6</text:p>
              </table:table-cell>
              <table:table-cell office:value-type="float" office:value="1548.5">
                <text:p>1548.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585.2">
                <text:p>30585.2</text:p>
              </table:table-cell>
              <table:table-cell office:value-type="float" office:value="1686.3">
                <text:p>1686.3</text:p>
              </table:table-cell>
              <table:table-cell office:value-type="float" office:value="1864.3">
                <text:p>1864.3</text:p>
              </table:table-cell>
              <table:table-cell office:value-type="float" office:value="1909.1">
                <text:p>1909.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123.5">
                <text:p>40123.5</text:p>
              </table:table-cell>
              <table:table-cell office:value-type="float" office:value="1962.9">
                <text:p>1962.9</text:p>
              </table:table-cell>
              <table:table-cell office:value-type="float" office:value="2127.8">
                <text:p>2127.8</text:p>
              </table:table-cell>
              <table:table-cell office:value-type="float" office:value="2170.3">
                <text:p>2170.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1064.5">
                <text:p>51064.5</text:p>
              </table:table-cell>
              <table:table-cell office:value-type="float" office:value="2244.8">
                <text:p>2244.8</text:p>
              </table:table-cell>
              <table:table-cell office:value-type="float" office:value="2359.3">
                <text:p>2359.3</text:p>
              </table:table-cell>
              <table:table-cell office:value-type="float" office:value="2656.9">
                <text:p>2656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414">
                <text:p>63414</text:p>
              </table:table-cell>
              <table:table-cell office:value-type="float" office:value="2540.5">
                <text:p>2540.5</text:p>
              </table:table-cell>
              <table:table-cell office:value-type="float" office:value="2889.9">
                <text:p>2889.9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5523.9">
                <text:p>75523.9</text:p>
              </table:table-cell>
              <table:table-cell office:value-type="float" office:value="2814">
                <text:p>2814</text:p>
              </table:table-cell>
              <table:table-cell office:value-type="float" office:value="3109">
                <text:p>3109</text:p>
              </table:table-cell>
              <table:table-cell office:value-type="float" office:value="3198.4">
                <text:p>3198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291">
                <text:p>90291</text:p>
              </table:table-cell>
              <table:table-cell office:value-type="float" office:value="3111.4">
                <text:p>3111.4</text:p>
              </table:table-cell>
              <table:table-cell office:value-type="float" office:value="3589.2">
                <text:p>3589.2</text:p>
              </table:table-cell>
              <table:table-cell office:value-type="float" office:value="3489.8">
                <text:p>3489.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7176.5">
                <text:p>107176.5</text:p>
              </table:table-cell>
              <table:table-cell office:value-type="float" office:value="3407.6">
                <text:p>3407.6</text:p>
              </table:table-cell>
              <table:table-cell office:value-type="float" office:value="3816.7">
                <text:p>3816.7</text:p>
              </table:table-cell>
              <table:table-cell office:value-type="float" office:value="3879.1">
                <text:p>3879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930.5">
                <text:p>122930.5</text:p>
              </table:table-cell>
              <table:table-cell office:value-type="float" office:value="3705.4">
                <text:p>3705.4</text:p>
              </table:table-cell>
              <table:table-cell office:value-type="float" office:value="4166.6">
                <text:p>4166.6</text:p>
              </table:table-cell>
              <table:table-cell office:value-type="float" office:value="4261.2">
                <text:p>4261.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41571.3">
                <text:p>141571.3</text:p>
              </table:table-cell>
              <table:table-cell office:value-type="float" office:value="4046.6">
                <text:p>4046.6</text:p>
              </table:table-cell>
              <table:table-cell office:value-type="float" office:value="4291.3">
                <text:p>4291.3</text:p>
              </table:table-cell>
              <table:table-cell office:value-type="float" office:value="4549.3">
                <text:p>4549.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1064.2">
                <text:p>161064.2</text:p>
              </table:table-cell>
              <table:table-cell office:value-type="float" office:value="4324">
                <text:p>4324</text:p>
              </table:table-cell>
              <table:table-cell office:value-type="float" office:value="4579.8">
                <text:p>4579.8</text:p>
              </table:table-cell>
              <table:table-cell office:value-type="float" office:value="4853.7">
                <text:p>4853.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0622.3">
                <text:p>180622.3</text:p>
              </table:table-cell>
              <table:table-cell office:value-type="float" office:value="4622">
                <text:p>4622</text:p>
              </table:table-cell>
              <table:table-cell office:value-type="float" office:value="5072.1">
                <text:p>5072.1</text:p>
              </table:table-cell>
              <table:table-cell office:value-type="float" office:value="5323.9">
                <text:p>5323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3121.3">
                <text:p>203121.3</text:p>
              </table:table-cell>
              <table:table-cell office:value-type="float" office:value="4952.4">
                <text:p>4952.4</text:p>
              </table:table-cell>
              <table:table-cell office:value-type="float" office:value="5669.9">
                <text:p>5669.9</text:p>
              </table:table-cell>
              <table:table-cell office:value-type="float" office:value="5715.6">
                <text:p>5715.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5293.3">
                <text:p>225293.3</text:p>
              </table:table-cell>
              <table:table-cell office:value-type="float" office:value="5247.1">
                <text:p>5247.1</text:p>
              </table:table-cell>
              <table:table-cell office:value-type="float" office:value="5699">
                <text:p>5699</text:p>
              </table:table-cell>
              <table:table-cell office:value-type="float" office:value="5894.9">
                <text:p>5894.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1023.6">
                <text:p>251023.6</text:p>
              </table:table-cell>
              <table:table-cell office:value-type="float" office:value="5593.7">
                <text:p>5593.7</text:p>
              </table:table-cell>
              <table:table-cell office:value-type="float" office:value="6173.5">
                <text:p>6173.5</text:p>
              </table:table-cell>
              <table:table-cell office:value-type="float" office:value="6257.7">
                <text:p>625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2cm" xlink:href=".." xlink:type="simple" chart:class="chart:line" chart:style-name="ch1">
        <chart:title svg:x="3.247cm" svg:y="0.316cm" chart:style-name="ch2">
          <text:p>Średnie wartości c(n) dla k=10 i losowej tablicy</text:p>
        </chart:title>
        <chart:legend chart:legend-position="end" svg:x="10.317cm" svg:y="3.47cm" style:legend-expansion="high" chart:style-name="ch3"/>
        <chart:plot-area chart:style-name="ch4" table:cell-range-address="all4_k10.A2:all4_k10.A22 all4_k10.C2:all4_k10.C22 all4_k10.I2:all4_k10.I22 all4_k10.O2:all4_k10.O22 all4_k10.U2:all4_k10.U22" chart:data-source-has-labels="both" svg:x="0.32cm" svg:y="1.275cm" svg:width="9.677cm" svg:height="7.577cm">
          <chartooo:coordinate-region svg:x="1.682cm" svg:y="1.396cm" svg:width="8.315cm" svg:height="6.454cm"/>
          <chart:axis chart:dimension="x" chart:name="primary-x" chart:style-name="ch5" chartooo:axis-type="auto">
            <chartooo:date-scale/>
            <chart:categories table:cell-range-address="all4_k10.A3:all4_k10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0.C3:all4_k10.C22" chart:label-cell-address="all4_k10.C2:all4_k10.C2" chart:class="chart:line">
            <chart:data-point chart:repeated="20"/>
          </chart:series>
          <chart:series chart:style-name="ch8" chart:values-cell-range-address="all4_k10.I3:all4_k10.I22" chart:label-cell-address="all4_k10.I2:all4_k10.I2" chart:class="chart:line">
            <chart:data-point chart:repeated="20"/>
          </chart:series>
          <chart:series chart:style-name="ch9" chart:values-cell-range-address="all4_k10.O3:all4_k10.O22" chart:label-cell-address="all4_k10.O2:all4_k10.O2" chart:class="chart:line">
            <chart:data-point chart:repeated="20"/>
          </chart:series>
          <chart:series chart:style-name="ch10" chart:values-cell-range-address="all4_k10.U3:all4_k10.U22" chart:label-cell-address="all4_k10.U2:all4_k10.U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orównania_insort</text:p>
                <draw:g>
                  <svg:desc>all4_k10.C2:all4_k10.C2</svg:desc>
                </draw:g>
              </table:table-cell>
              <table:table-cell office:value-type="string">
                <text:p>Średnia - porównania_merge</text:p>
                <draw:g>
                  <svg:desc>all4_k10.I2:all4_k10.I2</svg:desc>
                </draw:g>
              </table:table-cell>
              <table:table-cell office:value-type="string">
                <text:p>Średnia - porównania_quick</text:p>
                <draw:g>
                  <svg:desc>all4_k10.O2:all4_k10.O2</svg:desc>
                </draw:g>
              </table:table-cell>
              <table:table-cell office:value-type="string">
                <text:p>Średnia - porównania_dpqs</text:p>
                <draw:g>
                  <svg:desc>all4_k10.U2:all4_k10.U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.A3:all4_k10.A22</svg:desc>
                </draw:g>
              </table:table-cell>
              <table:table-cell office:value-type="float" office:value="668.9">
                <text:p>668.9</text:p>
                <draw:g>
                  <svg:desc>all4_k10.C3:all4_k10.C22</svg:desc>
                </draw:g>
              </table:table-cell>
              <table:table-cell office:value-type="float" office:value="223.1">
                <text:p>223.1</text:p>
                <draw:g>
                  <svg:desc>all4_k10.I3:all4_k10.I22</svg:desc>
                </draw:g>
              </table:table-cell>
              <table:table-cell office:value-type="float" office:value="265.8">
                <text:p>265.8</text:p>
                <draw:g>
                  <svg:desc>all4_k10.O3:all4_k10.O22</svg:desc>
                </draw:g>
              </table:table-cell>
              <table:table-cell office:value-type="float" office:value="440.3">
                <text:p>440.3</text:p>
                <draw:g>
                  <svg:desc>all4_k10.U3:all4_k10.U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68.9">
                <text:p>2668.9</text:p>
              </table:table-cell>
              <table:table-cell office:value-type="float" office:value="541.4">
                <text:p>541.4</text:p>
              </table:table-cell>
              <table:table-cell office:value-type="float" office:value="623.7">
                <text:p>623.7</text:p>
              </table:table-cell>
              <table:table-cell office:value-type="float" office:value="1101.2">
                <text:p>1101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882.6">
                <text:p>5882.6</text:p>
              </table:table-cell>
              <table:table-cell office:value-type="float" office:value="899.5">
                <text:p>899.5</text:p>
              </table:table-cell>
              <table:table-cell office:value-type="float" office:value="1101.1">
                <text:p>1101.1</text:p>
              </table:table-cell>
              <table:table-cell office:value-type="float" office:value="1819.3">
                <text:p>1819.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31.1">
                <text:p>10031.1</text:p>
              </table:table-cell>
              <table:table-cell office:value-type="float" office:value="1281">
                <text:p>1281</text:p>
              </table:table-cell>
              <table:table-cell office:value-type="float" office:value="1593.8">
                <text:p>1593.8</text:p>
              </table:table-cell>
              <table:table-cell office:value-type="float" office:value="2654.3">
                <text:p>2654.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641.3">
                <text:p>15641.3</text:p>
              </table:table-cell>
              <table:table-cell office:value-type="float" office:value="1678.1">
                <text:p>1678.1</text:p>
              </table:table-cell>
              <table:table-cell office:value-type="float" office:value="2042.1">
                <text:p>2042.1</text:p>
              </table:table-cell>
              <table:table-cell office:value-type="float" office:value="3453.1">
                <text:p>3453.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346.4">
                <text:p>22346.4</text:p>
              </table:table-cell>
              <table:table-cell office:value-type="float" office:value="2097.1">
                <text:p>2097.1</text:p>
              </table:table-cell>
              <table:table-cell office:value-type="float" office:value="2470.5">
                <text:p>2470.5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585.4">
                <text:p>30585.4</text:p>
              </table:table-cell>
              <table:table-cell office:value-type="float" office:value="2527.2">
                <text:p>2527.2</text:p>
              </table:table-cell>
              <table:table-cell office:value-type="float" office:value="3078">
                <text:p>3078</text:p>
              </table:table-cell>
              <table:table-cell office:value-type="float" office:value="4883.1">
                <text:p>4883.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123.3">
                <text:p>40123.3</text:p>
              </table:table-cell>
              <table:table-cell office:value-type="float" office:value="2962.6">
                <text:p>2962.6</text:p>
              </table:table-cell>
              <table:table-cell office:value-type="float" office:value="3717.4">
                <text:p>3717.4</text:p>
              </table:table-cell>
              <table:table-cell office:value-type="float" office:value="6297.9">
                <text:p>6297.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1064.1">
                <text:p>51064.1</text:p>
              </table:table-cell>
              <table:table-cell office:value-type="float" office:value="3411.8">
                <text:p>3411.8</text:p>
              </table:table-cell>
              <table:table-cell office:value-type="float" office:value="4240.8">
                <text:p>4240.8</text:p>
              </table:table-cell>
              <table:table-cell office:value-type="float" office:value="7540.4">
                <text:p>7540.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412.7">
                <text:p>63412.7</text:p>
              </table:table-cell>
              <table:table-cell office:value-type="float" office:value="3855.6">
                <text:p>3855.6</text:p>
              </table:table-cell>
              <table:table-cell office:value-type="float" office:value="4850.4">
                <text:p>4850.4</text:p>
              </table:table-cell>
              <table:table-cell office:value-type="float" office:value="8758.2">
                <text:p>8758.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5524.5">
                <text:p>75524.5</text:p>
              </table:table-cell>
              <table:table-cell office:value-type="float" office:value="4331.4">
                <text:p>4331.4</text:p>
              </table:table-cell>
              <table:table-cell office:value-type="float" office:value="5506.2">
                <text:p>5506.2</text:p>
              </table:table-cell>
              <table:table-cell office:value-type="float" office:value="9476.5">
                <text:p>9476.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292.1">
                <text:p>90292.1</text:p>
              </table:table-cell>
              <table:table-cell office:value-type="float" office:value="4797.6">
                <text:p>4797.6</text:p>
              </table:table-cell>
              <table:table-cell office:value-type="float" office:value="6094.6">
                <text:p>6094.6</text:p>
              </table:table-cell>
              <table:table-cell office:value-type="float" office:value="10283.1">
                <text:p>10283.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7179.3">
                <text:p>107179.3</text:p>
              </table:table-cell>
              <table:table-cell office:value-type="float" office:value="5274.8">
                <text:p>5274.8</text:p>
              </table:table-cell>
              <table:table-cell office:value-type="float" office:value="6537.2">
                <text:p>6537.2</text:p>
              </table:table-cell>
              <table:table-cell office:value-type="float" office:value="11312.1">
                <text:p>11312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929.5">
                <text:p>122929.5</text:p>
              </table:table-cell>
              <table:table-cell office:value-type="float" office:value="5758.1">
                <text:p>5758.1</text:p>
              </table:table-cell>
              <table:table-cell office:value-type="float" office:value="7242.4">
                <text:p>7242.4</text:p>
              </table:table-cell>
              <table:table-cell office:value-type="float" office:value="12795.3">
                <text:p>12795.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41571.1">
                <text:p>141571.1</text:p>
              </table:table-cell>
              <table:table-cell office:value-type="float" office:value="6225.1">
                <text:p>6225.1</text:p>
              </table:table-cell>
              <table:table-cell office:value-type="float" office:value="7846.8">
                <text:p>7846.8</text:p>
              </table:table-cell>
              <table:table-cell office:value-type="float" office:value="14052.5">
                <text:p>14052.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1065.7">
                <text:p>161065.7</text:p>
              </table:table-cell>
              <table:table-cell office:value-type="float" office:value="6730.7">
                <text:p>6730.7</text:p>
              </table:table-cell>
              <table:table-cell office:value-type="float" office:value="8243.9">
                <text:p>8243.9</text:p>
              </table:table-cell>
              <table:table-cell office:value-type="float" office:value="15277.9">
                <text:p>15277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0621.7">
                <text:p>180621.7</text:p>
              </table:table-cell>
              <table:table-cell office:value-type="float" office:value="7215.2">
                <text:p>7215.2</text:p>
              </table:table-cell>
              <table:table-cell office:value-type="float" office:value="9365.1">
                <text:p>9365.1</text:p>
              </table:table-cell>
              <table:table-cell office:value-type="float" office:value="17544.4">
                <text:p>17544.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3120.9">
                <text:p>203120.9</text:p>
              </table:table-cell>
              <table:table-cell office:value-type="float" office:value="7702.7">
                <text:p>7702.7</text:p>
              </table:table-cell>
              <table:table-cell office:value-type="float" office:value="9945.7">
                <text:p>9945.7</text:p>
              </table:table-cell>
              <table:table-cell office:value-type="float" office:value="16824.5">
                <text:p>16824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5295.3">
                <text:p>225295.3</text:p>
              </table:table-cell>
              <table:table-cell office:value-type="float" office:value="8208.1">
                <text:p>8208.1</text:p>
              </table:table-cell>
              <table:table-cell office:value-type="float" office:value="10259.9">
                <text:p>10259.9</text:p>
              </table:table-cell>
              <table:table-cell office:value-type="float" office:value="19869.6">
                <text:p>19869.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1023.5">
                <text:p>251023.5</text:p>
              </table:table-cell>
              <table:table-cell office:value-type="float" office:value="8700.1">
                <text:p>8700.1</text:p>
              </table:table-cell>
              <table:table-cell office:value-type="float" office:value="10778.3">
                <text:p>10778.3</text:p>
              </table:table-cell>
              <table:table-cell office:value-type="float" office:value="19345.8">
                <text:p>19345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32cm" xlink:href=".." xlink:type="simple" chart:class="chart:line" chart:style-name="ch1">
        <chart:title svg:x="3.181cm" svg:y="0.316cm" chart:style-name="ch2">
          <text:p>Średnie wartości (s/n) dla k=10 i losowej tablicy</text:p>
        </chart:title>
        <chart:legend chart:legend-position="end" svg:x="12.83cm" svg:y="3.47cm" style:legend-expansion="high" chart:style-name="ch3"/>
        <chart:plot-area chart:style-name="ch4" table:cell-range-address="all4_k10.A2:all4_k10.A22 all4_k10.D2:all4_k10.D22 all4_k10.J2:all4_k10.J22 all4_k10.P2:all4_k10.P22 all4_k10.V2:all4_k10.V22" chart:data-source-has-labels="both" svg:x="0.32cm" svg:y="1.275cm" svg:width="12.19cm" svg:height="7.577cm">
          <chartooo:coordinate-region svg:x="1.603cm" svg:y="1.275cm" svg:width="10.766cm" svg:height="6.324cm"/>
          <chart:axis chart:dimension="x" chart:name="primary-x" chart:style-name="ch5" chartooo:axis-type="auto">
            <chartooo:date-scale/>
            <chart:categories table:cell-range-address="all4_k10.A3:all4_k10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4_k10.D3:all4_k10.D22" chart:label-cell-address="all4_k10.D2:all4_k10.D2" chart:class="chart:line">
            <chart:data-point chart:repeated="20"/>
          </chart:series>
          <chart:series chart:style-name="ch9" chart:values-cell-range-address="all4_k10.J3:all4_k10.J22" chart:label-cell-address="all4_k10.J2:all4_k10.J2" chart:class="chart:line">
            <chart:data-point chart:repeated="20"/>
          </chart:series>
          <chart:series chart:style-name="ch10" chart:values-cell-range-address="all4_k10.P3:all4_k10.P22" chart:label-cell-address="all4_k10.P2:all4_k10.P2" chart:class="chart:line">
            <chart:data-point chart:repeated="20"/>
          </chart:series>
          <chart:series chart:style-name="ch11" chart:values-cell-range-address="all4_k10.V3:all4_k10.V22" chart:label-cell-address="all4_k10.V2:all4_k10.V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s/n)_insort</text:p>
                <draw:g>
                  <svg:desc>all4_k10.D2:all4_k10.D2</svg:desc>
                </draw:g>
              </table:table-cell>
              <table:table-cell office:value-type="string">
                <text:p>(s/n)_merge</text:p>
                <draw:g>
                  <svg:desc>all4_k10.J2:all4_k10.J2</svg:desc>
                </draw:g>
              </table:table-cell>
              <table:table-cell office:value-type="string">
                <text:p>(s/n)_quick</text:p>
                <draw:g>
                  <svg:desc>all4_k10.P2:all4_k10.P2</svg:desc>
                </draw:g>
              </table:table-cell>
              <table:table-cell office:value-type="string">
                <text:p>(s/n)_dpqs</text:p>
                <draw:g>
                  <svg:desc>all4_k10.V2:all4_k10.V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.A3:all4_k10.A22</svg:desc>
                </draw:g>
              </table:table-cell>
              <table:table-cell office:value-type="float" office:value="13.37">
                <text:p>13.37</text:p>
                <draw:g>
                  <svg:desc>all4_k10.D3:all4_k10.D22</svg:desc>
                </draw:g>
              </table:table-cell>
              <table:table-cell office:value-type="float" office:value="3.43">
                <text:p>3.43</text:p>
                <draw:g>
                  <svg:desc>all4_k10.J3:all4_k10.J22</svg:desc>
                </draw:g>
              </table:table-cell>
              <table:table-cell office:value-type="float" office:value="3.246">
                <text:p>3.246</text:p>
                <draw:g>
                  <svg:desc>all4_k10.P3:all4_k10.P22</svg:desc>
                </draw:g>
              </table:table-cell>
              <table:table-cell office:value-type="float" office:value="3.516">
                <text:p>3.516</text:p>
                <draw:g>
                  <svg:desc>all4_k10.V3:all4_k10.V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69">
                <text:p>26.69</text:p>
              </table:table-cell>
              <table:table-cell office:value-type="float" office:value="3.893">
                <text:p>3.893</text:p>
              </table:table-cell>
              <table:table-cell office:value-type="float" office:value="3.759">
                <text:p>3.759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.2106666666667">
                <text:p>39.2106666666667</text:p>
              </table:table-cell>
              <table:table-cell office:value-type="float" office:value="4.182">
                <text:p>4.18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522">
                <text:p>4.5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45">
                <text:p>50.145</text:p>
              </table:table-cell>
              <table:table-cell office:value-type="float" office:value="4.421">
                <text:p>4.421</text:p>
              </table:table-cell>
              <table:table-cell office:value-type="float" office:value="4.9565">
                <text:p>4.9565</text:p>
              </table:table-cell>
              <table:table-cell office:value-type="float" office:value="4.8565">
                <text:p>4.85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5664">
                <text:p>62.5664</text:p>
              </table:table-cell>
              <table:table-cell office:value-type="float" office:value="4.576">
                <text:p>4.576</text:p>
              </table:table-cell>
              <table:table-cell office:value-type="float" office:value="4.716">
                <text:p>4.716</text:p>
              </table:table-cell>
              <table:table-cell office:value-type="float" office:value="5.1964">
                <text:p>5.19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4.485">
                <text:p>74.485</text:p>
              </table:table-cell>
              <table:table-cell office:value-type="float" office:value="4.697">
                <text:p>4.697</text:p>
              </table:table-cell>
              <table:table-cell office:value-type="float" office:value="4.90866666666667">
                <text:p>4.90866666666667</text:p>
              </table:table-cell>
              <table:table-cell office:value-type="float" office:value="5.16166666666667">
                <text:p>5.161666666666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3862857142857">
                <text:p>87.3862857142857</text:p>
              </table:table-cell>
              <table:table-cell office:value-type="float" office:value="4.818">
                <text:p>4.818</text:p>
              </table:table-cell>
              <table:table-cell office:value-type="float" office:value="5.32657142857143">
                <text:p>5.32657142857143</text:p>
              </table:table-cell>
              <table:table-cell office:value-type="float" office:value="5.45457142857143">
                <text:p>5.454571428571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30875">
                <text:p>100.30875</text:p>
              </table:table-cell>
              <table:table-cell office:value-type="float" office:value="4.90725">
                <text:p>4.90725</text:p>
              </table:table-cell>
              <table:table-cell office:value-type="float" office:value="5.3195">
                <text:p>5.3195</text:p>
              </table:table-cell>
              <table:table-cell office:value-type="float" office:value="5.42575">
                <text:p>5.425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3.476666666667">
                <text:p>113.476666666667</text:p>
              </table:table-cell>
              <table:table-cell office:value-type="float" office:value="4.98844444444445">
                <text:p>4.98844444444445</text:p>
              </table:table-cell>
              <table:table-cell office:value-type="float" office:value="5.24288888888889">
                <text:p>5.24288888888889</text:p>
              </table:table-cell>
              <table:table-cell office:value-type="float" office:value="5.90422222222222">
                <text:p>5.904222222222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6.828">
                <text:p>126.828</text:p>
              </table:table-cell>
              <table:table-cell office:value-type="float" office:value="5.081">
                <text:p>5.081</text:p>
              </table:table-cell>
              <table:table-cell office:value-type="float" office:value="5.7798">
                <text:p>5.7798</text:p>
              </table:table-cell>
              <table:table-cell office:value-type="float" office:value="5.452">
                <text:p>5.45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316181818182">
                <text:p>137.316181818182</text:p>
              </table:table-cell>
              <table:table-cell office:value-type="float" office:value="5.11636363636364">
                <text:p>5.11636363636364</text:p>
              </table:table-cell>
              <table:table-cell office:value-type="float" office:value="5.65272727272727">
                <text:p>5.65272727272727</text:p>
              </table:table-cell>
              <table:table-cell office:value-type="float" office:value="5.81527272727273">
                <text:p>5.8152727272727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485">
                <text:p>150.485</text:p>
              </table:table-cell>
              <table:table-cell office:value-type="float" office:value="5.18566666666667">
                <text:p>5.18566666666667</text:p>
              </table:table-cell>
              <table:table-cell office:value-type="float" office:value="5.982">
                <text:p>5.982</text:p>
              </table:table-cell>
              <table:table-cell office:value-type="float" office:value="5.81633333333333">
                <text:p>5.8163333333333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4.886923076923">
                <text:p>164.886923076923</text:p>
              </table:table-cell>
              <table:table-cell office:value-type="float" office:value="5.24246153846154">
                <text:p>5.24246153846154</text:p>
              </table:table-cell>
              <table:table-cell office:value-type="float" office:value="5.87184615384615">
                <text:p>5.87184615384615</text:p>
              </table:table-cell>
              <table:table-cell office:value-type="float" office:value="5.96784615384615">
                <text:p>5.967846153846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615">
                <text:p>175.615</text:p>
              </table:table-cell>
              <table:table-cell office:value-type="float" office:value="5.29342857142857">
                <text:p>5.29342857142857</text:p>
              </table:table-cell>
              <table:table-cell office:value-type="float" office:value="5.95228571428572">
                <text:p>5.95228571428572</text:p>
              </table:table-cell>
              <table:table-cell office:value-type="float" office:value="6.08742857142857">
                <text:p>6.0874285714285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8.761733333333">
                <text:p>188.761733333333</text:p>
              </table:table-cell>
              <table:table-cell office:value-type="float" office:value="5.39546666666667">
                <text:p>5.39546666666667</text:p>
              </table:table-cell>
              <table:table-cell office:value-type="float" office:value="5.72173333333333">
                <text:p>5.72173333333333</text:p>
              </table:table-cell>
              <table:table-cell office:value-type="float" office:value="6.06573333333333">
                <text:p>6.06573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1.33025">
                <text:p>201.33025</text:p>
              </table:table-cell>
              <table:table-cell office:value-type="float" office:value="5.405">
                <text:p>5.405</text:p>
              </table:table-cell>
              <table:table-cell office:value-type="float" office:value="5.72475">
                <text:p>5.72475</text:p>
              </table:table-cell>
              <table:table-cell office:value-type="float" office:value="6.067125">
                <text:p>6.0671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496823529412">
                <text:p>212.496823529412</text:p>
              </table:table-cell>
              <table:table-cell office:value-type="float" office:value="5.43764705882353">
                <text:p>5.43764705882353</text:p>
              </table:table-cell>
              <table:table-cell office:value-type="float" office:value="5.96717647058824">
                <text:p>5.96717647058824</text:p>
              </table:table-cell>
              <table:table-cell office:value-type="float" office:value="6.26341176470588">
                <text:p>6.2634117647058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690333333333">
                <text:p>225.690333333333</text:p>
              </table:table-cell>
              <table:table-cell office:value-type="float" office:value="5.50266666666667">
                <text:p>5.50266666666667</text:p>
              </table:table-cell>
              <table:table-cell office:value-type="float" office:value="6.29988888888889">
                <text:p>6.29988888888889</text:p>
              </table:table-cell>
              <table:table-cell office:value-type="float" office:value="6.35066666666667">
                <text:p>6.3506666666666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150842105263">
                <text:p>237.150842105263</text:p>
              </table:table-cell>
              <table:table-cell office:value-type="float" office:value="5.52326315789474">
                <text:p>5.52326315789474</text:p>
              </table:table-cell>
              <table:table-cell office:value-type="float" office:value="5.99894736842105">
                <text:p>5.99894736842105</text:p>
              </table:table-cell>
              <table:table-cell office:value-type="float" office:value="6.20515789473684">
                <text:p>6.205157894736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1.0236">
                <text:p>251.0236</text:p>
              </table:table-cell>
              <table:table-cell office:value-type="float" office:value="5.5937">
                <text:p>5.5937</text:p>
              </table:table-cell>
              <table:table-cell office:value-type="float" office:value="6.1735">
                <text:p>6.1735</text:p>
              </table:table-cell>
              <table:table-cell office:value-type="float" office:value="6.2577">
                <text:p>6.2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32cm" xlink:href=".." xlink:type="simple" chart:class="chart:line" chart:style-name="ch1">
        <chart:title svg:x="3.181cm" svg:y="0.316cm" chart:style-name="ch2">
          <text:p>Średnie wartości (c/n) dla k=10 i losowej tablicy</text:p>
        </chart:title>
        <chart:legend chart:legend-position="end" svg:x="12.83cm" svg:y="3.47cm" style:legend-expansion="high" chart:style-name="ch3"/>
        <chart:plot-area chart:style-name="ch4" table:cell-range-address="all4_k10.A2:all4_k10.A22 all4_k10.E2:all4_k10.E22 all4_k10.K2:all4_k10.K22 all4_k10.Q2:all4_k10.Q22 all4_k10.W2:all4_k10.W22" chart:data-source-has-labels="both" svg:x="0.32cm" svg:y="1.275cm" svg:width="12.19cm" svg:height="7.577cm">
          <chartooo:coordinate-region svg:x="1.603cm" svg:y="1.275cm" svg:width="10.766cm" svg:height="6.324cm"/>
          <chart:axis chart:dimension="x" chart:name="primary-x" chart:style-name="ch5" chartooo:axis-type="auto">
            <chartooo:date-scale/>
            <chart:categories table:cell-range-address="all4_k10.A3:all4_k10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4_k10.E3:all4_k10.E22" chart:label-cell-address="all4_k10.E2:all4_k10.E2" chart:class="chart:line">
            <chart:data-point chart:repeated="20"/>
          </chart:series>
          <chart:series chart:style-name="ch9" chart:values-cell-range-address="all4_k10.K3:all4_k10.K22" chart:label-cell-address="all4_k10.K2:all4_k10.K2" chart:class="chart:line">
            <chart:data-point chart:repeated="20"/>
          </chart:series>
          <chart:series chart:style-name="ch10" chart:values-cell-range-address="all4_k10.Q3:all4_k10.Q22" chart:label-cell-address="all4_k10.Q2:all4_k10.Q2" chart:class="chart:line">
            <chart:data-point chart:repeated="20"/>
          </chart:series>
          <chart:series chart:style-name="ch11" chart:values-cell-range-address="all4_k10.W3:all4_k10.W22" chart:label-cell-address="all4_k10.W2:all4_k10.W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/n)_insort</text:p>
                <draw:g>
                  <svg:desc>all4_k10.E2:all4_k10.E2</svg:desc>
                </draw:g>
              </table:table-cell>
              <table:table-cell office:value-type="string">
                <text:p>(c/n)_merge</text:p>
                <draw:g>
                  <svg:desc>all4_k10.K2:all4_k10.K2</svg:desc>
                </draw:g>
              </table:table-cell>
              <table:table-cell office:value-type="string">
                <text:p>(c/n)_quick</text:p>
                <draw:g>
                  <svg:desc>all4_k10.Q2:all4_k10.Q2</svg:desc>
                </draw:g>
              </table:table-cell>
              <table:table-cell office:value-type="string">
                <text:p>(c/n)_dpqs</text:p>
                <draw:g>
                  <svg:desc>all4_k10.W2:all4_k10.W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.A3:all4_k10.A22</svg:desc>
                </draw:g>
              </table:table-cell>
              <table:table-cell office:value-type="float" office:value="13.378">
                <text:p>13.378</text:p>
                <draw:g>
                  <svg:desc>all4_k10.E3:all4_k10.E22</svg:desc>
                </draw:g>
              </table:table-cell>
              <table:table-cell office:value-type="float" office:value="4.462">
                <text:p>4.462</text:p>
                <draw:g>
                  <svg:desc>all4_k10.K3:all4_k10.K22</svg:desc>
                </draw:g>
              </table:table-cell>
              <table:table-cell office:value-type="float" office:value="5.316">
                <text:p>5.316</text:p>
                <draw:g>
                  <svg:desc>all4_k10.Q3:all4_k10.Q22</svg:desc>
                </draw:g>
              </table:table-cell>
              <table:table-cell office:value-type="float" office:value="8.806">
                <text:p>8.806</text:p>
                <draw:g>
                  <svg:desc>all4_k10.W3:all4_k10.W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689">
                <text:p>26.689</text:p>
              </table:table-cell>
              <table:table-cell office:value-type="float" office:value="5.414">
                <text:p>5.414</text:p>
              </table:table-cell>
              <table:table-cell office:value-type="float" office:value="6.237">
                <text:p>6.237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.2173333333333">
                <text:p>39.2173333333333</text:p>
              </table:table-cell>
              <table:table-cell office:value-type="float" office:value="5.99666666666667">
                <text:p>5.99666666666667</text:p>
              </table:table-cell>
              <table:table-cell office:value-type="float" office:value="7.34066666666667">
                <text:p>7.34066666666667</text:p>
              </table:table-cell>
              <table:table-cell office:value-type="float" office:value="12.1286666666667">
                <text:p>12.12866666666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555">
                <text:p>50.1555</text:p>
              </table:table-cell>
              <table:table-cell office:value-type="float" office:value="6.405">
                <text:p>6.405</text:p>
              </table:table-cell>
              <table:table-cell office:value-type="float" office:value="7.969">
                <text:p>7.969</text:p>
              </table:table-cell>
              <table:table-cell office:value-type="float" office:value="13.2715">
                <text:p>13.27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5652">
                <text:p>62.5652</text:p>
              </table:table-cell>
              <table:table-cell office:value-type="float" office:value="6.7124">
                <text:p>6.7124</text:p>
              </table:table-cell>
              <table:table-cell office:value-type="float" office:value="8.1684">
                <text:p>8.1684</text:p>
              </table:table-cell>
              <table:table-cell office:value-type="float" office:value="13.8124">
                <text:p>13.81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4.488">
                <text:p>74.488</text:p>
              </table:table-cell>
              <table:table-cell office:value-type="float" office:value="6.99033333333333">
                <text:p>6.99033333333333</text:p>
              </table:table-cell>
              <table:table-cell office:value-type="float" office:value="8.235">
                <text:p>8.235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3868571428572">
                <text:p>87.3868571428572</text:p>
              </table:table-cell>
              <table:table-cell office:value-type="float" office:value="7.22057142857143">
                <text:p>7.22057142857143</text:p>
              </table:table-cell>
              <table:table-cell office:value-type="float" office:value="8.79428571428571">
                <text:p>8.79428571428571</text:p>
              </table:table-cell>
              <table:table-cell office:value-type="float" office:value="13.9517142857143">
                <text:p>13.95171428571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30825">
                <text:p>100.30825</text:p>
              </table:table-cell>
              <table:table-cell office:value-type="float" office:value="7.4065">
                <text:p>7.4065</text:p>
              </table:table-cell>
              <table:table-cell office:value-type="float" office:value="9.2935">
                <text:p>9.2935</text:p>
              </table:table-cell>
              <table:table-cell office:value-type="float" office:value="15.74475">
                <text:p>15.744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3.475777777778">
                <text:p>113.475777777778</text:p>
              </table:table-cell>
              <table:table-cell office:value-type="float" office:value="7.58177777777778">
                <text:p>7.58177777777778</text:p>
              </table:table-cell>
              <table:table-cell office:value-type="float" office:value="9.424">
                <text:p>9.424</text:p>
              </table:table-cell>
              <table:table-cell office:value-type="float" office:value="16.7564444444444">
                <text:p>16.75644444444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6.8254">
                <text:p>126.8254</text:p>
              </table:table-cell>
              <table:table-cell office:value-type="float" office:value="7.7112">
                <text:p>7.7112</text:p>
              </table:table-cell>
              <table:table-cell office:value-type="float" office:value="9.7008">
                <text:p>9.7008</text:p>
              </table:table-cell>
              <table:table-cell office:value-type="float" office:value="17.5164">
                <text:p>17.516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317272727273">
                <text:p>137.317272727273</text:p>
              </table:table-cell>
              <table:table-cell office:value-type="float" office:value="7.87527272727273">
                <text:p>7.87527272727273</text:p>
              </table:table-cell>
              <table:table-cell office:value-type="float" office:value="10.0112727272727">
                <text:p>10.0112727272727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486833333333">
                <text:p>150.486833333333</text:p>
              </table:table-cell>
              <table:table-cell office:value-type="float" office:value="7.996">
                <text:p>7.996</text:p>
              </table:table-cell>
              <table:table-cell office:value-type="float" office:value="10.1576666666667">
                <text:p>10.1576666666667</text:p>
              </table:table-cell>
              <table:table-cell office:value-type="float" office:value="17.1385">
                <text:p>17.138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4.891230769231">
                <text:p>164.891230769231</text:p>
              </table:table-cell>
              <table:table-cell office:value-type="float" office:value="8.11507692307692">
                <text:p>8.11507692307692</text:p>
              </table:table-cell>
              <table:table-cell office:value-type="float" office:value="10.0572307692308">
                <text:p>10.0572307692308</text:p>
              </table:table-cell>
              <table:table-cell office:value-type="float" office:value="17.4032307692308">
                <text:p>17.403230769230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613571428571">
                <text:p>175.613571428571</text:p>
              </table:table-cell>
              <table:table-cell office:value-type="float" office:value="8.22585714285714">
                <text:p>8.22585714285714</text:p>
              </table:table-cell>
              <table:table-cell office:value-type="float" office:value="10.3462857142857">
                <text:p>10.3462857142857</text:p>
              </table:table-cell>
              <table:table-cell office:value-type="float" office:value="18.279">
                <text:p>18.27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8.761466666667">
                <text:p>188.761466666667</text:p>
              </table:table-cell>
              <table:table-cell office:value-type="float" office:value="8.30013333333333">
                <text:p>8.30013333333333</text:p>
              </table:table-cell>
              <table:table-cell office:value-type="float" office:value="10.4624">
                <text:p>10.4624</text:p>
              </table:table-cell>
              <table:table-cell office:value-type="float" office:value="18.7366666666667">
                <text:p>18.73666666666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1.332125">
                <text:p>201.332125</text:p>
              </table:table-cell>
              <table:table-cell office:value-type="float" office:value="8.413375">
                <text:p>8.413375</text:p>
              </table:table-cell>
              <table:table-cell office:value-type="float" office:value="10.304875">
                <text:p>10.304875</text:p>
              </table:table-cell>
              <table:table-cell office:value-type="float" office:value="19.097375">
                <text:p>19.09737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496117647059">
                <text:p>212.496117647059</text:p>
              </table:table-cell>
              <table:table-cell office:value-type="float" office:value="8.48847058823529">
                <text:p>8.48847058823529</text:p>
              </table:table-cell>
              <table:table-cell office:value-type="float" office:value="11.0177647058824">
                <text:p>11.0177647058824</text:p>
              </table:table-cell>
              <table:table-cell office:value-type="float" office:value="20.6404705882353">
                <text:p>20.64047058823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689888888889">
                <text:p>225.689888888889</text:p>
              </table:table-cell>
              <table:table-cell office:value-type="float" office:value="8.55855555555556">
                <text:p>8.55855555555556</text:p>
              </table:table-cell>
              <table:table-cell office:value-type="float" office:value="11.0507777777778">
                <text:p>11.0507777777778</text:p>
              </table:table-cell>
              <table:table-cell office:value-type="float" office:value="18.6938888888889">
                <text:p>18.693888888888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152947368421">
                <text:p>237.152947368421</text:p>
              </table:table-cell>
              <table:table-cell office:value-type="float" office:value="8.6401052631579">
                <text:p>8.6401052631579</text:p>
              </table:table-cell>
              <table:table-cell office:value-type="float" office:value="10.7998947368421">
                <text:p>10.7998947368421</text:p>
              </table:table-cell>
              <table:table-cell office:value-type="float" office:value="20.9153684210526">
                <text:p>20.91536842105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1.0235">
                <text:p>251.0235</text:p>
              </table:table-cell>
              <table:table-cell office:value-type="float" office:value="8.7001">
                <text:p>8.7001</text:p>
              </table:table-cell>
              <table:table-cell office:value-type="float" office:value="10.7783">
                <text:p>10.7783</text:p>
              </table:table-cell>
              <table:table-cell office:value-type="float" office:value="19.3458">
                <text:p>19.34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